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1cm"/>
    </style:style>
    <style:style style:name="co2" style:family="table-column">
      <style:table-column-properties fo:break-before="auto" style:column-width="0.704cm"/>
    </style:style>
    <style:style style:name="co3" style:family="table-column">
      <style:table-column-properties fo:break-before="auto" style:column-width="24.513cm"/>
    </style:style>
    <style:style style:name="co4" style:family="table-column">
      <style:table-column-properties fo:break-before="auto" style:column-width="4.727cm"/>
    </style:style>
    <style:style style:name="co5" style:family="table-column">
      <style:table-column-properties fo:break-before="auto" style:column-width="1.49cm"/>
    </style:style>
    <style:style style:name="co6" style:family="table-column">
      <style:table-column-properties fo:break-before="auto" style:column-width="4.362cm"/>
    </style:style>
    <style:style style:name="co7" style:family="table-column">
      <style:table-column-properties fo:break-before="auto" style:column-width="4.221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12.806cm"/>
    </style:style>
    <style:style style:name="co12" style:family="table-column">
      <style:table-column-properties fo:break-before="auto" style:column-width="1.707cm"/>
    </style:style>
    <style:style style:name="co13" style:family="table-column">
      <style:table-column-properties fo:break-before="auto" style:column-width="3.969cm"/>
    </style:style>
    <style:style style:name="co14" style:family="table-column">
      <style:table-column-properties fo:break-before="auto" style:column-width="5.629cm"/>
    </style:style>
    <style:style style:name="co15" style:family="table-column">
      <style:table-column-properties fo:break-before="auto" style:column-width="14.071cm"/>
    </style:style>
    <style:style style:name="co16" style:family="table-column">
      <style:table-column-properties fo:break-before="auto" style:column-width="0.76cm"/>
    </style:style>
    <style:style style:name="co17" style:family="table-column">
      <style:table-column-properties fo:break-before="auto" style:column-width="1.603cm"/>
    </style:style>
    <style:style style:name="co18" style:family="table-column">
      <style:table-column-properties fo:break-before="auto" style:column-width="2.14cm"/>
    </style:style>
    <style:style style:name="co19" style:family="table-column">
      <style:table-column-properties fo:break-before="auto" style:column-width="2.335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4.868cm"/>
    </style:style>
    <style:style style:name="co22" style:family="table-column">
      <style:table-column-properties fo:break-before="auto" style:column-width="3.291cm"/>
    </style:style>
    <style:style style:name="co23" style:family="table-column">
      <style:table-column-properties fo:break-before="auto" style:column-width="3.263cm"/>
    </style:style>
    <style:style style:name="co24" style:family="table-column">
      <style:table-column-properties fo:break-before="auto" style:column-width="3.096cm"/>
    </style:style>
    <style:style style:name="co25" style:family="table-column">
      <style:table-column-properties fo:break-before="auto" style:column-width="2.589cm"/>
    </style:style>
    <style:style style:name="co26" style:family="table-column">
      <style:table-column-properties fo:break-before="auto" style:column-width="3.237cm"/>
    </style:style>
    <style:style style:name="co27" style:family="table-column">
      <style:table-column-properties fo:break-before="auto" style:column-width="2.672cm"/>
    </style:style>
    <style:style style:name="co28" style:family="table-column">
      <style:table-column-properties fo:break-before="auto" style:column-width="1.097cm"/>
    </style:style>
    <style:style style:name="co29" style:family="table-column">
      <style:table-column-properties fo:break-before="auto" style:column-width="4.588cm"/>
    </style:style>
    <style:style style:name="co30" style:family="table-column">
      <style:table-column-properties fo:break-before="auto" style:column-width="5.685cm"/>
    </style:style>
    <style:style style:name="co31" style:family="table-column">
      <style:table-column-properties fo:break-before="auto" style:column-width="0.73cm"/>
    </style:style>
    <style:style style:name="co32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1.998cm"/>
    </style:style>
    <style:style style:name="co34" style:family="table-column">
      <style:table-column-properties fo:break-before="auto" style:column-width="1.97cm"/>
    </style:style>
    <style:style style:name="co35" style:family="table-column">
      <style:table-column-properties fo:break-before="auto" style:column-width="3.63cm"/>
    </style:style>
    <style:style style:name="co36" style:family="table-column">
      <style:table-column-properties fo:break-before="auto" style:column-width="4.701cm"/>
    </style:style>
    <style:style style:name="co37" style:family="table-column">
      <style:table-column-properties fo:break-before="auto" style:column-width="2.731cm"/>
    </style:style>
    <style:style style:name="co38" style:family="table-column">
      <style:table-column-properties fo:break-before="auto" style:column-width="3.18cm"/>
    </style:style>
    <style:style style:name="co39" style:family="table-column">
      <style:table-column-properties fo:break-before="auto" style:column-width="2.701cm"/>
    </style:style>
    <style:style style:name="co40" style:family="table-column">
      <style:table-column-properties fo:break-before="auto" style:column-width="2.307cm"/>
    </style:style>
    <style:style style:name="co41" style:family="table-column">
      <style:table-column-properties fo:break-before="auto" style:column-width="2.2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844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1.349cm" fo:break-before="auto" style:use-optimal-row-height="false"/>
    </style:style>
    <style:style style:name="ro8" style:family="table-row">
      <style:table-row-properties style:row-height="1.316cm" fo:break-before="auto" style:use-optimal-row-height="true"/>
    </style:style>
    <style:style style:name="ta1" style:family="table" style:master-page-name="PageStyle_5f_Analiza_5f_ryzyka_5f_RODO">
      <style:table-properties table:display="true" style:writing-mode="lr-tb"/>
    </style:style>
    <style:style style:name="ta2" style:family="table" style:master-page-name="PageStyle_5f_Skutki_20_naruszeń_20_ochrony_20_danych">
      <style:table-properties table:display="true" style:writing-mode="lr-tb"/>
    </style:style>
    <style:style style:name="ta3" style:family="table" style:master-page-name="PageStyle_5f_Mapowanie_20_zagrożeń_20_na_20_ZYXEL_20_ATP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000000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088cm solid #000000" style:rotation-angle="90" style:rotation-align="bottom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8eb4e3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8eb4e3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fo:background-color="#8eb4e3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9" style:family="table-cell" style:parent-style-name="Excel_20_Built-in_20_Normal">
      <style:table-cell-properties fo:border-bottom="0.088cm solid #000000" fo:background-color="#8eb4e3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none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fo:background-color="#8eb4e3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fo:background-color="#8eb4e3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8eb4e3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0.088cm solid #000000" fo:background-color="#8eb4e3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7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1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0.088cm solid #000000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fo:background-color="#8eb4e3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fo:background-color="#ff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35cm solid #000000" fo:background-color="#ff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35cm solid #000000" fo:background-color="#00b05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fo:background-color="#00b05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9" style:family="table-cell" style:parent-style-name="Excel_20_Built-in_20_Normal">
      <style:table-cell-properties fo:background-color="#ffff00" style:diagonal-bl-tr="none" style:diagonal-tl-br="none" fo:border="0.035cm solid #000000" style:rotation-align="non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035cm solid #000000" style:diagonal-bl-tr="none" style:diagonal-tl-br="none" fo:border-left="0.035cm solid #000000" fo:border-right="0.088cm solid #000000" style:rotation-align="none" fo:border-top="0.088cm solid #000000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0.035cm solid #000000" fo:background-color="#8eb4e3" style:diagonal-bl-tr="none" style:diagonal-tl-br="none" fo:border-left="0.035cm solid #000000" fo:border-right="0.088cm solid #000000" style:rotation-align="none" fo:border-top="0.088cm solid #000000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32" style:family="table-cell" style:parent-style-name="Excel_20_Built-in_20_Normal">
      <style:table-cell-properties fo:border-bottom="0.035cm solid #000000" fo:background-color="#8eb4e3" style:diagonal-bl-tr="none" style:diagonal-tl-br="none" fo:border-left="0.035cm solid #000000" fo:border-right="0.088cm solid #000000" style:rotation-align="none" fo:border-top="non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0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88cm solid #000000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4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5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8" style:family="table-cell" style:parent-style-name="Excel_20_Built-in_20_Normal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9" style:family="table-cell" style:parent-style-name="Excel_20_Built-in_20_Normal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51" style:family="table-cell" style:parent-style-name="Excel_20_Built-in_20_Normal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2" style:family="table-cell" style:parent-style-name="Excel_20_Built-in_20_Normal">
      <style:table-cell-properties fo:background-color="#92d05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3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54" style:family="table-cell" style:parent-style-name="Excel_20_Built-in_20_Normal">
      <style:table-cell-properties fo:background-color="#0000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55" style:family="table-cell" style:parent-style-name="Excel_20_Built-in_20_Normal">
      <style:table-cell-properties fo:background-color="#000000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6" style:family="table-cell" style:parent-style-name="Excel_20_Built-in_20_Normal">
      <style:table-cell-properties fo:background-color="#92d050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7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8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9" style:family="table-cell" style:parent-style-name="Excel_20_Built-in_20_Normal">
      <style:table-cell-properties fo:background-color="#000000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60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Groty_20_strzałek_20_1" draw:marker-start-width="0.2cm" draw:marker-start-center="false" draw:stroke-linejoin="miter" draw:fill="solid" draw:fill-color="#ffffe1" draw:auto-grow-height="true" draw:auto-grow-width="false" fo:max-width="12cm" fo:min-height="1.79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Groty_20_strzałek_20_1" draw:marker-start-width="0.2cm" draw:marker-start-center="false" draw:stroke-linejoin="miter" draw:fill="solid" draw:fill-color="#ffffe1" draw:auto-grow-height="true" draw:auto-grow-width="false" fo:max-width="12cm" fo:min-height="2.30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Groty_20_strzałek_20_1" draw:marker-start-width="0.2cm" draw:marker-start-center="false" draw:stroke-linejoin="miter" draw:fill="solid" draw:fill-color="#ffffe1" draw:auto-grow-height="true" draw:auto-grow-width="false" fo:max-width="12cm" fo:min-height="1.76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Groty_20_strzałek_20_1" draw:marker-start-width="0.2cm" draw:marker-start-center="false" draw:stroke-linejoin="miter" draw:fill="solid" draw:fill-color="#ffffe1" draw:auto-grow-height="true" draw:auto-grow-width="false" fo:max-width="12cm" fo:min-height="1.79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Groty_20_strzałek_20_1" draw:marker-start-width="0.2cm" draw:marker-start-center="false" draw:stroke-linejoin="miter" draw:fill="solid" draw:fill-color="#ffffe1" draw:auto-grow-height="true" draw:auto-grow-width="false" fo:max-width="12cm" fo:min-height="1.76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svg:stroke-width="0cm" svg:stroke-color="#000000" draw:marker-start="Groty_20_strzałek_20_1" draw:marker-start-width="0.2cm" draw:marker-start-center="false" draw:stroke-linejoin="miter" draw:fill="solid" draw:fill-color="#ffffe1" draw:auto-grow-height="true" draw:auto-grow-width="false" fo:max-width="12cm" fo:min-height="2.68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solid" svg:stroke-width="0cm" svg:stroke-color="#000000" draw:marker-start="Groty_20_strzałek_20_1" draw:marker-start-width="0.2cm" draw:marker-start-center="false" draw:stroke-linejoin="miter" draw:fill="solid" draw:fill-color="#ffffe1" draw:auto-grow-height="true" draw:auto-grow-width="false" fo:max-width="12cm" fo:min-height="3.84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stroke="solid" svg:stroke-width="0cm" svg:stroke-color="#000000" draw:marker-start="Groty_20_strzałek_20_1" draw:marker-start-width="0.2cm" draw:marker-start-center="false" draw:stroke-linejoin="miter" draw:fill="solid" draw:fill-color="#ffffe1" draw:auto-grow-height="true" draw:auto-grow-width="false" fo:max-width="12cm" fo:min-height="1.85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stroke="solid" svg:stroke-width="0cm" svg:stroke-color="#000000" draw:marker-start="Groty_20_strzałek_20_1" draw:marker-start-width="0.2cm" draw:marker-start-center="false" draw:stroke-linejoin="miter" draw:fill="solid" draw:fill-color="#ffffe1" draw:auto-grow-height="true" draw:auto-grow-width="false" fo:max-width="12cm" fo:min-height="1.88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stroke="solid" svg:stroke-width="0cm" svg:stroke-color="#000000" draw:marker-start="Groty_20_strzałek_20_1" draw:marker-start-width="0.2cm" draw:marker-start-center="false" draw:stroke-linejoin="miter" draw:fill="solid" draw:fill-color="#ffffe1" draw:auto-grow-height="true" draw:auto-grow-width="false" fo:max-width="12cm" fo:min-height="2.04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stroke="solid" svg:stroke-width="0cm" svg:stroke-color="#000000" draw:marker-start="Groty_20_strzałek_20_1" draw:marker-start-width="0.2cm" draw:marker-start-center="false" draw:stroke-linejoin="miter" draw:fill="solid" draw:fill-color="#ffffe1" draw:auto-grow-height="true" draw:auto-grow-width="false" fo:max-width="12cm" fo:min-height="2.67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stroke="solid" svg:stroke-width="0cm" svg:stroke-color="#000000" draw:marker-start="Groty_20_strzałek_20_1" draw:marker-start-width="0.2cm" draw:marker-start-center="false" draw:stroke-linejoin="miter" draw:fill="solid" draw:fill-color="#ffffe1" draw:auto-grow-height="true" draw:auto-grow-width="false" fo:max-width="12cm" fo:min-height="2.38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stroke="solid" svg:stroke-width="0cm" svg:stroke-color="#000000" draw:marker-start="Groty_20_strzałek_20_1" draw:marker-start-width="0.2cm" draw:marker-start-center="false" draw:stroke-linejoin="miter" draw:fill="solid" draw:fill-color="#ffffe1" draw:auto-grow-height="true" draw:auto-grow-width="false" fo:max-width="12cm" fo:min-height="2.1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pitch="variable" fo:font-size="9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fo:font-family="Tahoma" style:font-family-generic="swiss" style:font-pitch="variable" fo:font-size="9pt" fo:font-style="italic" fo:text-shadow="none" style:text-underline-style="none" fo:font-weight="bold" style:font-size-asian="9pt" style:font-style-asian="italic" style:font-weight-asian="bold" style:font-family-complex="Tahoma" style:font-family-generic-complex="swiss" style:font-pitch-complex="variable" style:font-size-complex="9pt" style:font-style-complex="italic" style:font-weight-complex="bold"/>
    </style:style>
    <style:style style:name="T4" style:family="text">
      <style:text-properties fo:color="#000000" style:text-outline="false" style:text-line-through-style="none" style:text-position="0% 100%" fo:font-family="Tahoma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pitch-complex="variable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naliza_ryzyka_RODO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09" table:default-cell-style-name="ce1"/>
        <table:table-row table:style-name="ro1">
          <table:table-cell table:number-columns-repeated="3"/>
          <table:table-cell table:style-name="ce21" office:value-type="string">
            <text:p>Pracownicy</text:p>
          </table:table-cell>
          <table:table-cell table:style-name="ce30"/>
          <table:table-cell table:style-name="ce21" office:value-type="string">
            <text:p>Klienci B2B</text:p>
          </table:table-cell>
          <table:table-cell table:style-name="ce30"/>
          <table:table-cell table:style-name="ce21" office:value-type="string">
            <text:p>Dostawcy</text:p>
          </table:table-cell>
          <table:table-cell table:style-name="ce30"/>
          <table:table-cell table:style-name="ce21" office:value-type="string">
            <text:p>Kandydaci do pracy</text:p>
          </table:table-cell>
          <table:table-cell table:style-name="ce30"/>
          <table:table-cell table:style-name="ce21" office:value-type="string">
            <text:p>Potencjalni Klienci B2B</text:p>
          </table:table-cell>
          <table:table-cell table:style-name="ce30"/>
          <table:table-cell table:number-columns-repeated="1011"/>
        </table:table-row>
        <table:table-row table:style-name="ro1">
          <table:table-cell table:style-name="ce2"/>
          <table:table-cell table:style-name="ce6" office:value-type="string" table:number-columns-spanned="2" table:number-rows-spanned="1">
            <office:annotation draw:style-name="gr1" draw:text-style-name="P1" svg:width="19.393cm" svg:height="6.729cm" svg:x="9.08cm" svg:y="0.451cm" draw:caption-point-x="17.826cm" draw:caption-point-y="0.01cm">
              <dc:creator>KDK</dc:creator>
              <dc:date>2021-02-23T00:00:00</dc:date>
              <text:p text:style-name="P1">Kowalski Krzysztof:</text:p>
              <text:p text:style-name="P1"><text:span text:style-name="T1">Niski,</text:span><text:span text:style-name="T2"> bowiem osoby, których dane dotyczą, mogą doświadczyć kilka pomniejszych niewygód, które można wyeliminować bez żadnego problemu, np. zniecierpliwienie, irytacja, czas poświęcony na ponowne podawanie danych.</text:span></text:p>
              <text:p text:style-name="P1"><text:span text:style-name="T2"/></text:p>
              <text:p text:style-name="P1"><text:span text:style-name="T1">Średni,</text:span><text:span text:style-name="T2"> bowiem osoby, których dane dotyczą mogą doświadczyć istotonych niewygód, które można wyeliminować, po mimo kilku trudności, np. dodatkowy koszt, brak dostępu do usługi, strach, brak zrozumienia, stres, etc.</text:span></text:p>
              <text:p text:style-name="P1"><text:span text:style-name="T2"/></text:p>
              <text:p text:style-name="P1"><text:span text:style-name="T1">Duży,</text:span><text:span text:style-name="T2"> bowiem osoby, których dane dotyczą mogą ponieść poważne konsekwencje, które można zneutarlizować, jednak wiąże to się z poważnymi trudnościami, np. sprzeniewierzenie środków finansowych, zniszczenie mienia, utrata zatrudnienia, zniesławienie, pogorszenie stanu zdrowia, etc.</text:span></text:p>
              <text:p text:style-name="P1"><text:span text:style-name="T2"/></text:p>
              <text:p text:style-name="P1"><text:span text:style-name="T1">Bardzo duży</text:span><text:span text:style-name="T2">, bowiem osoby, których dane dotyczą mogą ponieść poważne, a nawet nieodwracalne konsekwencje, nie ma możliwości ograniczenia ani wyeliminowania skutków.</text:span></text:p>
              <text:p text:style-name="P1"><text:span text:style-name="T2"/></text:p>
              <text:p text:style-name="P1"><text:span text:style-name="T3">Poziom wagi ryzyka określamy w skali od 1 do 4</text:span></text:p>
              <text:p text:style-name="P1"><text:span text:style-name="T3"/></text:p>
              <text:p text:style-name="P1"><text:span text:style-name="T3">Końcowy efekt <text:s/>do raportu jest liczony w skali od 1 do 5!!! </text:span></text:p>
            </office:annotation>
            <text:p>OKREŚLENIE WPŁYWU ZAGROŻENIA DLA POSZCZEGÓLNYCH KATEGORII DANYCH</text:p>
          </table:table-cell>
          <table:covered-table-cell table:style-name="ce13"/>
          <table:table-cell table:style-name="ce22" office:value-type="string" table:number-columns-spanned="1" table:number-rows-spanned="2">
            <text:p>Opis</text:p>
          </table:table-cell>
          <table:table-cell table:style-name="ce31" office:value-type="string">
            <text:p>Poziom</text:p>
          </table:table-cell>
          <table:table-cell table:style-name="ce22" office:value-type="string" table:number-columns-spanned="1" table:number-rows-spanned="2">
            <text:p>Opis</text:p>
          </table:table-cell>
          <table:table-cell table:style-name="ce31" office:value-type="string">
            <text:p>Poziom</text:p>
          </table:table-cell>
          <table:table-cell table:style-name="ce22" office:value-type="string" table:number-columns-spanned="1" table:number-rows-spanned="2">
            <text:p>Opis</text:p>
          </table:table-cell>
          <table:table-cell table:style-name="ce31" office:value-type="string">
            <text:p>Poziom</text:p>
          </table:table-cell>
          <table:table-cell table:style-name="ce22" office:value-type="string" table:number-columns-spanned="1" table:number-rows-spanned="2">
            <text:p>Opis</text:p>
          </table:table-cell>
          <table:table-cell table:style-name="ce31" office:value-type="string">
            <text:p>Poziom</text:p>
          </table:table-cell>
          <table:table-cell table:style-name="ce22" office:value-type="string" table:number-columns-spanned="1" table:number-rows-spanned="2">
            <text:p>Opis</text:p>
          </table:table-cell>
          <table:table-cell table:style-name="ce31" office:value-type="string">
            <text:p>Poziom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7"/>
          <table:table-cell table:style-name="ce14" office:value-type="string">
            <text:p>SUMA WPŁYWU</text:p>
          </table:table-cell>
          <table:covered-table-cell table:style-name="ce7"/>
          <table:table-cell table:style-name="ce32" table:formula="of:=SUM([.E4:.E6])" office:value-type="float" office:value="7">
            <text:p>7</text:p>
          </table:table-cell>
          <table:covered-table-cell table:style-name="ce7"/>
          <table:table-cell table:style-name="ce32" table:formula="of:=SUM([.G4:.G6])" office:value-type="float" office:value="7">
            <text:p>7</text:p>
          </table:table-cell>
          <table:covered-table-cell table:style-name="ce7"/>
          <table:table-cell table:style-name="ce32" table:formula="of:=SUM([.I4:.I6])" office:value-type="float" office:value="8">
            <text:p>8</text:p>
          </table:table-cell>
          <table:covered-table-cell table:style-name="ce7"/>
          <table:table-cell table:style-name="ce32" table:formula="of:=SUM([.K4:.K6])" office:value-type="float" office:value="6">
            <text:p>6</text:p>
          </table:table-cell>
          <table:covered-table-cell table:style-name="ce7"/>
          <table:table-cell table:style-name="ce32" table:formula="of:=SUM([.M4:.M6])" office:value-type="float" office:value="8">
            <text:p>8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8" office:value-type="string">
            <text:p>1.</text:p>
          </table:table-cell>
          <table:table-cell table:style-name="ce15" office:value-type="string">
            <text:p>Poufność</text:p>
          </table:table-cell>
          <table:table-cell table:style-name="ce23" office:value-type="string">
            <text:p>Dyskryminacja</text:p>
            <text:p>Kradzież tożsamości</text:p>
            <text:p>Pozbawienie możliwości sprawowania kontroli nad swoimi danymi</text:p>
            <text:p>Strata finansowa</text:p>
            <text:p>Uszczerbek fizyczny</text:p>
          </table:table-cell>
          <table:table-cell table:style-name="ce33" office:value-type="float" office:value="3">
            <text:p>3</text:p>
          </table:table-cell>
          <table:table-cell table:style-name="ce23" office:value-type="string">
            <text:p>Kradzież tożsamości</text:p>
            <text:p>Pozbawienie możliwości sprawowania kontroli nad swoimi danymi</text:p>
            <text:p>Strata finansowa</text:p>
            <text:p>Szkoda niemajątkowa</text:p>
          </table:table-cell>
          <table:table-cell table:style-name="ce33" office:value-type="float" office:value="3">
            <text:p>3</text:p>
          </table:table-cell>
          <table:table-cell table:style-name="ce24" office:value-type="string">
            <text:p>Dyskryminacja</text:p>
            <text:p>Strata finansowa</text:p>
          </table:table-cell>
          <table:table-cell table:style-name="ce33" office:value-type="float" office:value="2">
            <text:p>2</text:p>
          </table:table-cell>
          <table:table-cell table:style-name="ce23" office:value-type="string">
            <text:p>Dyskryminacja</text:p>
            <text:p>Kradzież tożsamości</text:p>
            <text:p>Pozbawienie możliwości sprawowania kontroli nad swoimi danymi</text:p>
            <text:p>Strata finansowa</text:p>
            <text:p>Uszczerbek fizyczny</text:p>
          </table:table-cell>
          <table:table-cell table:style-name="ce33" office:value-type="float" office:value="3">
            <text:p>3</text:p>
          </table:table-cell>
          <table:table-cell table:style-name="ce23" office:value-type="string">
            <text:p>Kradzież tożsamości</text:p>
            <text:p>Pozbawienie możliwości sprawowania kontroli nad swoimi danymi</text:p>
            <text:p>Szkoda niemajątkowa</text:p>
          </table:table-cell>
          <table:table-cell table:style-name="ce33" office:value-type="float" office:value="4">
            <text:p>4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8" office:value-type="string">
            <text:p>2.</text:p>
          </table:table-cell>
          <table:table-cell table:style-name="ce15" office:value-type="string">
            <text:p>Integralność</text:p>
          </table:table-cell>
          <table:table-cell table:style-name="ce24" office:value-type="string">
            <text:p>Strata finansowa</text:p>
          </table:table-cell>
          <table:table-cell table:style-name="ce33" office:value-type="float" office:value="2">
            <text:p>2</text:p>
          </table:table-cell>
          <table:table-cell table:style-name="ce24" office:value-type="string">
            <text:p>Strata finansowa</text:p>
          </table:table-cell>
          <table:table-cell table:style-name="ce33" office:value-type="float" office:value="1">
            <text:p>1</text:p>
          </table:table-cell>
          <table:table-cell table:style-name="ce24" office:value-type="string">
            <text:p>Strata finansowa</text:p>
          </table:table-cell>
          <table:table-cell table:style-name="ce33" office:value-type="float" office:value="3">
            <text:p>3</text:p>
          </table:table-cell>
          <table:table-cell table:style-name="ce40" office:value-type="string">
            <text:p>Szkoda niemajątkowa</text:p>
          </table:table-cell>
          <table:table-cell table:style-name="ce33" office:value-type="float" office:value="1">
            <text:p>1</text:p>
          </table:table-cell>
          <table:table-cell table:style-name="ce40" office:value-type="string">
            <text:p>Szkoda niemajątkowa</text:p>
          </table:table-cell>
          <table:table-cell table:style-name="ce33"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style-name="ce2"/>
          <table:table-cell table:style-name="ce9" office:value-type="string">
            <text:p>3.</text:p>
          </table:table-cell>
          <table:table-cell table:style-name="ce16" office:value-type="string">
            <text:p>Dostępność</text:p>
          </table:table-cell>
          <table:table-cell table:style-name="ce24" office:value-type="string">
            <text:p>Pozbawienie możliwości sprawowania kontroli nad swoimi danymi</text:p>
            <text:p>Strata finansowa</text:p>
          </table:table-cell>
          <table:table-cell table:style-name="ce33" office:value-type="float" office:value="2">
            <text:p>2</text:p>
          </table:table-cell>
          <table:table-cell table:style-name="ce24" office:value-type="string">
            <text:p>Pozbawienie możliwości sprawowania kontroli nad swoimi danymi</text:p>
            <text:p>Szkoda majątkowa</text:p>
            <text:p>Szkoda niemajątkowa</text:p>
          </table:table-cell>
          <table:table-cell table:style-name="ce33" office:value-type="float" office:value="3">
            <text:p>3</text:p>
          </table:table-cell>
          <table:table-cell table:style-name="ce24" office:value-type="string">
            <text:p>Strata finansowa</text:p>
            <text:p>Pozbawienie możliwości sprawowania kontroli nad swoimi danymi</text:p>
          </table:table-cell>
          <table:table-cell table:style-name="ce33" office:value-type="float" office:value="3">
            <text:p>3</text:p>
          </table:table-cell>
          <table:table-cell table:style-name="ce40" office:value-type="string">
            <text:p>Pozbawienie możliwości sprawowania kontroli nad swoimi danymi</text:p>
            <text:p>Szkoda niemajątkowa</text:p>
          </table:table-cell>
          <table:table-cell table:style-name="ce33" office:value-type="float" office:value="2">
            <text:p>2</text:p>
          </table:table-cell>
          <table:table-cell table:style-name="ce24" office:value-type="string">
            <text:p>Pozbawienie możliwości sprawowania kontroli nad swoimi danymi</text:p>
            <text:p>Szkoda niemajątkowa</text:p>
          </table:table-cell>
          <table:table-cell table:style-name="ce33" office:value-type="float" office:value="3">
            <text:p>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/>
          <table:table-cell/>
          <table:table-cell table:style-name="ce3" office:value-type="string">
            <text:p>Kategorie danych</text:p>
          </table:table-cell>
          <table:table-cell table:style-name="ce21" office:value-type="string">
            <text:p>Pracownicy</text:p>
          </table:table-cell>
          <table:table-cell table:style-name="ce30"/>
          <table:table-cell table:style-name="ce21" office:value-type="string">
            <text:p>Klienci B2B</text:p>
          </table:table-cell>
          <table:table-cell table:style-name="ce30"/>
          <table:table-cell table:style-name="ce21" office:value-type="string">
            <text:p>Dostawcy</text:p>
          </table:table-cell>
          <table:table-cell table:style-name="ce30"/>
          <table:table-cell table:style-name="ce21" office:value-type="string">
            <text:p>Kandydaci do pracy</text:p>
          </table:table-cell>
          <table:table-cell table:style-name="ce30"/>
          <table:table-cell table:style-name="ce21" office:value-type="string">
            <text:p>Potencjalni Klienci B2B</text:p>
          </table:table-cell>
          <table:table-cell table:style-name="ce41"/>
          <table:table-cell table:style-name="ce45" office:value-type="string">
            <text:p>L.p.</text:p>
          </table:table-cell>
          <table:table-cell table:style-name="ce45" office:value-type="string">
            <text:p>Rodzaje naruszeń ochrony danych osobowych</text:p>
          </table:table-cell>
          <table:table-cell table:number-columns-repeated="1009"/>
        </table:table-row>
        <table:table-row table:style-name="ro5">
          <table:table-cell table:style-name="ce4" office:value-type="string" table:number-columns-spanned="1" table:number-rows-spanned="24">
            <office:annotation draw:style-name="gr2" draw:text-style-name="P2" svg:width="10.927cm" svg:height="2.505cm" svg:x="2.011cm" svg:y="11.064cm" draw:caption-point-x="-0.227cm" draw:caption-point-y="-0.184cm">
              <dc:creator>KDK</dc:creator>
              <dc:date>2021-02-23T00:00:00</dc:date>
              <text:p text:style-name="P2">Kowalski Krzysztof:</text:p>
              <text:p text:style-name="P2"><text:span text:style-name="T4">Odpowiadamy na pytania TAK lub NIE. W zależności od tego czy odpowiedź zwiększa lub zmniejsza prawdopodobieństwo oceniamy od 1 do 3 prz czym 1 to niskie prawdopodobieństwo, 2 - średnie, 3 - wysokie. Czym wyższy wynik końcowy tym większe prawdopodobieństwo wystąpienia zagrożenia w końcowym efekcie, który jest liczony w skali od 1 do 5</text:span></text:p>
            </office:annotation>
            <text:p>PYTANIA KONTROLNE DO OKREŚLENIA PRAWDOPODOBIEŃSTWA</text:p>
          </table:table-cell>
          <table:table-cell table:style-name="ce10" office:value-type="string" table:number-columns-spanned="2" table:number-rows-spanned="1">
            <text:p>SIEĆ KOMPUTEROWA I ZASOBY IT</text:p>
          </table:table-cell>
          <table:covered-table-cell table:style-name="ce17"/>
          <table:table-cell table:style-name="ce21" office:value-type="string">
            <text:p>Odpowiedź</text:p>
          </table:table-cell>
          <table:table-cell table:style-name="ce30" office:value-type="string">
            <office:annotation draw:style-name="gr2" draw:text-style-name="P1" svg:width="3.81cm" svg:height="2.505cm" svg:x="32.253cm" svg:y="14.741cm" draw:caption-point-x="0.848cm" draw:caption-point-y="-3.861cm">
              <dc:creator>KDK</dc:creator>
              <dc:date>2021-02-23T00:00:00</dc:date>
              <text:p text:style-name="P1">Kowalski Krzysztof:</text:p>
              <text:p text:style-name="P1"><text:span text:style-name="T2">gdzie:</text:span></text:p>
              <text:p text:style-name="P1"><text:span text:style-name="T2">1 - niskie prawdopodobieństwo,</text:span></text:p>
              <text:p text:style-name="P1"><text:span text:style-name="T2">2 - średnie,</text:span></text:p>
              <text:p text:style-name="P1"><text:span text:style-name="T2">3 - wysokie</text:span></text:p>
            </office:annotation>
            <text:p>Ocena</text:p>
          </table:table-cell>
          <table:table-cell table:style-name="ce21" office:value-type="string">
            <text:p>Odpowiedź</text:p>
          </table:table-cell>
          <table:table-cell table:style-name="ce30" office:value-type="string">
            <text:p>Ocena</text:p>
          </table:table-cell>
          <table:table-cell table:style-name="ce21" office:value-type="string">
            <text:p>Odpowiedź</text:p>
          </table:table-cell>
          <table:table-cell table:style-name="ce30" office:value-type="string">
            <text:p>Ocena</text:p>
          </table:table-cell>
          <table:table-cell table:style-name="ce21" office:value-type="string">
            <text:p>Odpowiedź</text:p>
          </table:table-cell>
          <table:table-cell table:style-name="ce30" office:value-type="string">
            <text:p>Ocena</text:p>
          </table:table-cell>
          <table:table-cell table:style-name="ce21" office:value-type="string">
            <text:p>Odpowiedź</text:p>
          </table:table-cell>
          <table:table-cell table:style-name="ce41" office:value-type="string">
            <text:p>Ocena</text:p>
          </table:table-cell>
          <table:table-cell table:style-name="ce45" office:value-type="string">
            <text:p>1.</text:p>
          </table:table-cell>
          <table:table-cell table:style-name="ce23" office:value-type="string">
            <text:p>Uszczerbek fizyczny</text:p>
          </table:table-cell>
          <table:table-cell table:number-columns-repeated="1009"/>
        </table:table-row>
        <table:table-row table:style-name="ro5">
          <table:covered-table-cell table:style-name="ce4"/>
          <table:table-cell table:style-name="ce11" office:value-type="string">
            <text:p>1.</text:p>
          </table:table-cell>
          <table:table-cell table:style-name="ce18" office:value-type="string">
            <text:p>Czy przetwarzanie danych jest realizowane przez Internet</text:p>
          </table:table-cell>
          <table:table-cell table:style-name="ce25" office:value-type="string">
            <text:p>TAK</text:p>
          </table:table-cell>
          <table:table-cell table:style-name="ce34" office:value-type="float" office:value="3" table:number-columns-spanned="1" table:number-rows-spanned="5">
            <text:p>3</text:p>
          </table:table-cell>
          <table:table-cell table:style-name="ce25" office:value-type="string">
            <text:p>TAK</text:p>
          </table:table-cell>
          <table:table-cell table:style-name="ce37" office:value-type="float" office:value="3" table:number-columns-spanned="1" table:number-rows-spanned="5">
            <text:p>3</text:p>
          </table:table-cell>
          <table:table-cell table:style-name="ce25" office:value-type="string">
            <text:p>TAK</text:p>
          </table:table-cell>
          <table:table-cell table:style-name="ce37" office:value-type="float" office:value="3" table:number-columns-spanned="1" table:number-rows-spanned="5">
            <text:p>3</text:p>
          </table:table-cell>
          <table:table-cell table:style-name="ce25" office:value-type="string">
            <text:p>TAK</text:p>
          </table:table-cell>
          <table:table-cell table:style-name="ce37" office:value-type="float" office:value="2" table:number-columns-spanned="1" table:number-rows-spanned="5">
            <text:p>2</text:p>
          </table:table-cell>
          <table:table-cell table:style-name="ce25" office:value-type="string">
            <text:p>TAK</text:p>
          </table:table-cell>
          <table:table-cell table:style-name="ce42" office:value-type="float" office:value="3" table:number-columns-spanned="1" table:number-rows-spanned="5">
            <text:p>3</text:p>
          </table:table-cell>
          <table:table-cell table:style-name="ce45" office:value-type="string">
            <text:p>2.</text:p>
          </table:table-cell>
          <table:table-cell table:style-name="ce23" office:value-type="string">
            <text:p>Szkoda majątkowa</text:p>
          </table:table-cell>
          <table:table-cell table:number-columns-repeated="1009"/>
        </table:table-row>
        <table:table-row table:style-name="ro1">
          <table:covered-table-cell table:style-name="ce4"/>
          <table:table-cell table:style-name="ce11" office:value-type="string">
            <text:p>2.</text:p>
          </table:table-cell>
          <table:table-cell table:style-name="ce18" office:value-type="string">
            <text:p>Czy jest możliwy dostęp z sieci Internet do aplikacji przetwarzających dane</text:p>
          </table:table-cell>
          <table:table-cell table:style-name="ce26" office:value-type="string">
            <text:p>TAK</text:p>
          </table:table-cell>
          <table:covered-table-cell table:style-name="ce35"/>
          <table:table-cell table:style-name="ce26" office:value-type="string">
            <text:p>TAK</text:p>
          </table:table-cell>
          <table:covered-table-cell table:style-name="ce38"/>
          <table:table-cell table:style-name="ce26" office:value-type="string">
            <text:p>TAK</text:p>
          </table:table-cell>
          <table:covered-table-cell table:style-name="ce38"/>
          <table:table-cell table:style-name="ce26" office:value-type="string">
            <text:p>TAK</text:p>
          </table:table-cell>
          <table:covered-table-cell table:style-name="ce38"/>
          <table:table-cell table:style-name="ce26" office:value-type="string">
            <text:p>TAK</text:p>
          </table:table-cell>
          <table:covered-table-cell table:style-name="ce43"/>
          <table:table-cell table:style-name="ce45" office:value-type="string">
            <text:p>3.</text:p>
          </table:table-cell>
          <table:table-cell table:style-name="ce45" office:value-type="string">
            <text:p>Szkoda niemajątkowa</text:p>
          </table:table-cell>
          <table:table-cell table:number-columns-repeated="1009"/>
        </table:table-row>
        <table:table-row table:style-name="ro1">
          <table:covered-table-cell table:style-name="ce4"/>
          <table:table-cell table:style-name="ce11" office:value-type="string">
            <text:p>3.</text:p>
          </table:table-cell>
          <table:table-cell table:style-name="ce18" office:value-type="string">
            <text:p>Czy system IT przetwarzający dane jest podłączony do innego firmowego (wewnętrznego) lub zewnętrznego systemu IT </text:p>
          </table:table-cell>
          <table:table-cell table:style-name="ce26" office:value-type="string">
            <text:p>TAK</text:p>
          </table:table-cell>
          <table:covered-table-cell table:style-name="ce35"/>
          <table:table-cell table:style-name="ce26" office:value-type="string">
            <text:p>TAK</text:p>
          </table:table-cell>
          <table:covered-table-cell table:style-name="ce38"/>
          <table:table-cell table:style-name="ce26" office:value-type="string">
            <text:p>TAK</text:p>
          </table:table-cell>
          <table:covered-table-cell table:style-name="ce38"/>
          <table:table-cell table:style-name="ce27" office:value-type="string">
            <text:p>NIE</text:p>
          </table:table-cell>
          <table:covered-table-cell table:style-name="ce38"/>
          <table:table-cell table:style-name="ce26" office:value-type="string">
            <text:p>TAK</text:p>
          </table:table-cell>
          <table:covered-table-cell table:style-name="ce43"/>
          <table:table-cell table:style-name="ce45" office:value-type="string">
            <text:p>4.</text:p>
          </table:table-cell>
          <table:table-cell table:style-name="ce45" office:value-type="string">
            <text:p>Strata finansowa</text:p>
          </table:table-cell>
          <table:table-cell table:number-columns-repeated="1009"/>
        </table:table-row>
        <table:table-row table:style-name="ro1">
          <table:covered-table-cell table:style-name="ce4"/>
          <table:table-cell table:style-name="ce11" office:value-type="string">
            <text:p>4.</text:p>
          </table:table-cell>
          <table:table-cell table:style-name="ce18" office:value-type="string">
            <text:p>Czy osoby nieautoryzowane mogą z łatwością uzyskać dostęp do systemów IT przetwarzających dane osobowe</text:p>
          </table:table-cell>
          <table:table-cell table:style-name="ce27" office:value-type="string">
            <text:p>NIE</text:p>
          </table:table-cell>
          <table:covered-table-cell table:style-name="ce35"/>
          <table:table-cell table:style-name="ce27" office:value-type="string">
            <text:p>NIE</text:p>
          </table:table-cell>
          <table:covered-table-cell table:style-name="ce38"/>
          <table:table-cell table:style-name="ce27" office:value-type="string">
            <text:p>NIE</text:p>
          </table:table-cell>
          <table:covered-table-cell table:style-name="ce38"/>
          <table:table-cell table:style-name="ce27" office:value-type="string">
            <text:p>NIE</text:p>
          </table:table-cell>
          <table:covered-table-cell table:style-name="ce38"/>
          <table:table-cell table:style-name="ce27" office:value-type="string">
            <text:p>NIE</text:p>
          </table:table-cell>
          <table:covered-table-cell table:style-name="ce43"/>
          <table:table-cell table:style-name="ce45" office:value-type="string">
            <text:p>5.</text:p>
          </table:table-cell>
          <table:table-cell table:style-name="ce45" office:value-type="string">
            <text:p>Dyskryminacja</text:p>
          </table:table-cell>
          <table:table-cell table:number-columns-repeated="1009"/>
        </table:table-row>
        <table:table-row table:style-name="ro1">
          <table:covered-table-cell table:style-name="ce4"/>
          <table:table-cell table:style-name="ce11" office:value-type="string">
            <text:p>5.</text:p>
          </table:table-cell>
          <table:table-cell table:style-name="ce18" office:value-type="string">
            <text:p>Czy system IT przetwarzający dane został zaprojektowany zgodnie z zasadami Privacy by Design i Privacy by Default</text:p>
          </table:table-cell>
          <table:table-cell table:style-name="ce27" office:value-type="string">
            <text:p>TAK</text:p>
          </table:table-cell>
          <table:covered-table-cell table:style-name="ce36"/>
          <table:table-cell table:style-name="ce27" office:value-type="string">
            <text:p>TAK</text:p>
          </table:table-cell>
          <table:covered-table-cell table:style-name="ce39"/>
          <table:table-cell table:style-name="ce27" office:value-type="string">
            <text:p>TAK</text:p>
          </table:table-cell>
          <table:covered-table-cell table:style-name="ce39"/>
          <table:table-cell table:style-name="ce27" office:value-type="string">
            <text:p>TAK</text:p>
          </table:table-cell>
          <table:covered-table-cell table:style-name="ce39"/>
          <table:table-cell table:style-name="ce27" office:value-type="string">
            <text:p>TAK</text:p>
          </table:table-cell>
          <table:covered-table-cell table:style-name="ce44"/>
          <table:table-cell table:style-name="ce45" office:value-type="string">
            <text:p>6.</text:p>
          </table:table-cell>
          <table:table-cell table:style-name="ce45" office:value-type="string">
            <text:p>Kradzież tożsamości</text:p>
          </table:table-cell>
          <table:table-cell table:number-columns-repeated="1009"/>
        </table:table-row>
        <table:table-row table:style-name="ro5">
          <table:covered-table-cell table:style-name="ce4"/>
          <table:table-cell table:style-name="ce10" office:value-type="string" table:number-columns-spanned="2" table:number-rows-spanned="1">
            <text:p>PROCESY/PROCEDURY ZWIĄZANE Z PRZETWARZANIEM DANYCH</text:p>
          </table:table-cell>
          <table:covered-table-cell table:style-name="ce17"/>
          <table:table-cell table:style-name="ce21" office:value-type="string">
            <text:p>Odpowiedź</text:p>
          </table:table-cell>
          <table:table-cell table:style-name="ce30" office:value-type="string">
            <office:annotation draw:style-name="gr2" draw:text-style-name="P1" svg:width="4.054cm" svg:height="2.505cm" svg:x="34.192cm" svg:y="10.246cm" draw:caption-point-x="-1.091cm" draw:caption-point-y="3.383cm">
              <dc:creator>KDK</dc:creator>
              <dc:date>2021-02-23T00:00:00</dc:date>
              <text:p text:style-name="P1">Kowalski Krzysztof:</text:p>
              <text:p text:style-name="P1"><text:span text:style-name="T2">gdzie:</text:span></text:p>
              <text:p text:style-name="P1"><text:span text:style-name="T2">1 - niskie prawdopodobieństwo,</text:span></text:p>
              <text:p text:style-name="P1"><text:span text:style-name="T2">2 - średnie,</text:span></text:p>
              <text:p text:style-name="P1"><text:span text:style-name="T2">3 - wysokie</text:span></text:p>
            </office:annotation>
            <text:p>Ocena</text:p>
          </table:table-cell>
          <table:table-cell table:style-name="ce21" office:value-type="string">
            <text:p>Odpowiedź</text:p>
          </table:table-cell>
          <table:table-cell table:style-name="ce30" office:value-type="string">
            <text:p>Ocena</text:p>
          </table:table-cell>
          <table:table-cell table:style-name="ce21" office:value-type="string">
            <text:p>Odpowiedź</text:p>
          </table:table-cell>
          <table:table-cell table:style-name="ce30" office:value-type="string">
            <text:p>Ocena</text:p>
          </table:table-cell>
          <table:table-cell table:style-name="ce21" office:value-type="string">
            <text:p>Odpowiedź</text:p>
          </table:table-cell>
          <table:table-cell table:style-name="ce30" office:value-type="string">
            <text:p>Ocena</text:p>
          </table:table-cell>
          <table:table-cell table:style-name="ce21" office:value-type="string">
            <text:p>Odpowiedź</text:p>
          </table:table-cell>
          <table:table-cell table:style-name="ce41" office:value-type="string">
            <text:p>Ocena</text:p>
          </table:table-cell>
          <table:table-cell table:style-name="ce45" office:value-type="string">
            <text:p>7.</text:p>
          </table:table-cell>
          <table:table-cell table:style-name="ce23" office:value-type="string">
            <text:p>Naruszenie dobrego imienia</text:p>
          </table:table-cell>
          <table:table-cell table:number-columns-repeated="1009"/>
        </table:table-row>
        <table:table-row table:style-name="ro1">
          <table:covered-table-cell table:style-name="ce4"/>
          <table:table-cell table:style-name="ce11" office:value-type="string">
            <text:p>6.</text:p>
          </table:table-cell>
          <table:table-cell table:style-name="ce18" office:value-type="string">
            <text:p>Czy role i obowiązki związane z przetwarzaniem danych są jasno sformułowane i znane przez Pracowników</text:p>
          </table:table-cell>
          <table:table-cell table:style-name="ce27" office:value-type="string">
            <text:p>TAK</text:p>
          </table:table-cell>
          <table:table-cell table:style-name="ce34" office:value-type="float" office:value="1" table:number-columns-spanned="1" table:number-rows-spanned="5">
            <text:p>1</text:p>
          </table:table-cell>
          <table:table-cell table:style-name="ce27" office:value-type="string">
            <text:p>TAK</text:p>
          </table:table-cell>
          <table:table-cell table:style-name="ce37" office:value-type="float" office:value="1" table:number-columns-spanned="1" table:number-rows-spanned="5">
            <text:p>1</text:p>
          </table:table-cell>
          <table:table-cell table:style-name="ce27" office:value-type="string">
            <text:p>TAK</text:p>
          </table:table-cell>
          <table:table-cell table:style-name="ce37" office:value-type="float" office:value="1" table:number-columns-spanned="1" table:number-rows-spanned="5">
            <text:p>1</text:p>
          </table:table-cell>
          <table:table-cell table:style-name="ce27" office:value-type="string">
            <text:p>TAK</text:p>
          </table:table-cell>
          <table:table-cell table:style-name="ce37" office:value-type="float" office:value="1" table:number-columns-spanned="1" table:number-rows-spanned="5">
            <text:p>1</text:p>
          </table:table-cell>
          <table:table-cell table:style-name="ce27" office:value-type="string">
            <text:p>TAK</text:p>
          </table:table-cell>
          <table:table-cell table:style-name="ce42" office:value-type="float" office:value="1" table:number-columns-spanned="1" table:number-rows-spanned="5">
            <text:p>1</text:p>
          </table:table-cell>
          <table:table-cell table:style-name="ce45" office:value-type="string">
            <text:p>8.</text:p>
          </table:table-cell>
          <table:table-cell table:style-name="ce45" office:value-type="string">
            <text:p>Pozbawienie możliwości sprawowania kontroli nad swoimi danymi</text:p>
          </table:table-cell>
          <table:table-cell table:number-columns-repeated="1009"/>
        </table:table-row>
        <table:table-row table:style-name="ro1">
          <table:covered-table-cell table:style-name="ce4"/>
          <table:table-cell table:style-name="ce11" office:value-type="string">
            <text:p>7.</text:p>
          </table:table-cell>
          <table:table-cell table:style-name="ce18" office:value-type="string">
            <text:p>Czy zasady korzystania ze służbowych urządzeń komputerowych są jasno sformułowane i znane Pracownikom </text:p>
          </table:table-cell>
          <table:table-cell table:style-name="ce27" office:value-type="string">
            <text:p>TAK</text:p>
          </table:table-cell>
          <table:covered-table-cell table:style-name="ce35"/>
          <table:table-cell table:style-name="ce27" office:value-type="string">
            <text:p>TAK</text:p>
          </table:table-cell>
          <table:covered-table-cell table:style-name="ce38"/>
          <table:table-cell table:style-name="ce27" office:value-type="string">
            <text:p>TAK</text:p>
          </table:table-cell>
          <table:covered-table-cell table:style-name="ce38"/>
          <table:table-cell table:style-name="ce27" office:value-type="string">
            <text:p>TAK</text:p>
          </table:table-cell>
          <table:covered-table-cell table:style-name="ce38"/>
          <table:table-cell table:style-name="ce27" office:value-type="string">
            <text:p>TAK</text:p>
          </table:table-cell>
          <table:covered-table-cell table:style-name="ce38"/>
          <table:table-cell table:number-columns-repeated="1011"/>
        </table:table-row>
        <table:table-row table:style-name="ro1">
          <table:covered-table-cell table:style-name="ce4"/>
          <table:table-cell table:style-name="ce11" office:value-type="string">
            <text:p>8.</text:p>
          </table:table-cell>
          <table:table-cell table:style-name="ce18" office:value-type="string">
            <text:p>Czy pracownicy mogą przetwarzać dane osobowe na swoich urządzeniach (BYOD)</text:p>
          </table:table-cell>
          <table:table-cell table:style-name="ce27" office:value-type="string">
            <text:p>NIE</text:p>
          </table:table-cell>
          <table:covered-table-cell table:style-name="ce35"/>
          <table:table-cell table:style-name="ce27" office:value-type="string">
            <text:p>NIE</text:p>
          </table:table-cell>
          <table:covered-table-cell table:style-name="ce38"/>
          <table:table-cell table:style-name="ce27" office:value-type="string">
            <text:p>NIE</text:p>
          </table:table-cell>
          <table:covered-table-cell table:style-name="ce38"/>
          <table:table-cell table:style-name="ce27" office:value-type="string">
            <text:p>NIE</text:p>
          </table:table-cell>
          <table:covered-table-cell table:style-name="ce38"/>
          <table:table-cell table:style-name="ce27" office:value-type="string">
            <text:p>NIE</text:p>
          </table:table-cell>
          <table:covered-table-cell table:style-name="ce38"/>
          <table:table-cell table:number-columns-repeated="1011"/>
        </table:table-row>
        <table:table-row table:style-name="ro1">
          <table:covered-table-cell table:style-name="ce4"/>
          <table:table-cell table:style-name="ce11" office:value-type="string">
            <text:p>9.</text:p>
          </table:table-cell>
          <table:table-cell table:style-name="ce18" office:value-type="string">
            <text:p>Czy pracownicy mogą przetwarzać dane osobowe poza miejscem pracy</text:p>
          </table:table-cell>
          <table:table-cell table:style-name="ce27" office:value-type="string">
            <text:p>NIE</text:p>
          </table:table-cell>
          <table:covered-table-cell table:style-name="ce35"/>
          <table:table-cell table:style-name="ce26" office:value-type="string">
            <text:p>TAK</text:p>
          </table:table-cell>
          <table:covered-table-cell table:style-name="ce38"/>
          <table:table-cell table:style-name="ce26" office:value-type="string">
            <text:p>TAK</text:p>
          </table:table-cell>
          <table:covered-table-cell table:style-name="ce38"/>
          <table:table-cell table:style-name="ce26" office:value-type="string">
            <text:p>TAK</text:p>
          </table:table-cell>
          <table:covered-table-cell table:style-name="ce38"/>
          <table:table-cell table:style-name="ce26" office:value-type="string">
            <text:p>TAK</text:p>
          </table:table-cell>
          <table:covered-table-cell table:style-name="ce38"/>
          <table:table-cell table:number-columns-repeated="1011"/>
        </table:table-row>
        <table:table-row table:style-name="ro1">
          <table:covered-table-cell table:style-name="ce4"/>
          <table:table-cell table:style-name="ce11" office:value-type="string">
            <text:p>10.</text:p>
          </table:table-cell>
          <table:table-cell table:style-name="ce18" office:value-type="string">
            <text:p>Czy przetwarzanie danych może być realizowane bez odpowiednich logów zapisujących zdarzenia</text:p>
          </table:table-cell>
          <table:table-cell table:style-name="ce27" office:value-type="string">
            <office:annotation draw:style-name="gr3" draw:text-style-name="P2" svg:width="3.893cm" svg:height="1.965cm" svg:x="32.124cm" svg:y="12.496cm" draw:caption-point-x="-0.508cm" draw:caption-point-y="3.41cm">
              <dc:creator>KDK</dc:creator>
              <dc:date>2021-02-23T00:00:00</dc:date>
              <text:p text:style-name="P2">Kowalski Krzysztof:</text:p>
              <text:p text:style-name="P2"><text:span text:style-name="T4">Ipsum lorem</text:span></text:p>
            </office:annotation>
            <text:p>NIE</text:p>
          </table:table-cell>
          <table:covered-table-cell table:style-name="ce36"/>
          <table:table-cell table:style-name="ce27" office:value-type="string">
            <office:annotation draw:style-name="gr4" draw:text-style-name="P2" svg:width="3.912cm" svg:height="1.991cm" svg:x="37.954cm" svg:y="13.825cm" draw:caption-point-x="-0.508cm" draw:caption-point-y="2.081cm">
              <dc:creator>KDK</dc:creator>
              <dc:date>2021-02-23T00:00:00</dc:date>
              <text:p text:style-name="P2">Kowalski Krzysztof:</text:p>
              <text:p text:style-name="P2"><text:span text:style-name="T4">Ipsum lorem</text:span></text:p>
            </office:annotation>
            <text:p>NIE</text:p>
          </table:table-cell>
          <table:covered-table-cell table:style-name="ce39"/>
          <table:table-cell table:style-name="ce27" office:value-type="string">
            <office:annotation draw:style-name="gr4" draw:text-style-name="P2" svg:width="3.893cm" svg:height="1.991cm" svg:x="43.954cm" svg:y="13.825cm" draw:caption-point-x="-0.508cm" draw:caption-point-y="2.081cm">
              <dc:creator>KDK</dc:creator>
              <dc:date>2021-02-23T00:00:00</dc:date>
              <text:p text:style-name="P2">Kowalski Krzysztof:</text:p>
              <text:p text:style-name="P2"><text:span text:style-name="T4">Ipsum lorem</text:span></text:p>
            </office:annotation>
            <text:p>NIE</text:p>
          </table:table-cell>
          <table:covered-table-cell table:style-name="ce39"/>
          <table:table-cell table:style-name="ce27" office:value-type="string">
            <office:annotation draw:style-name="gr5" draw:text-style-name="P2" svg:width="3.893cm" svg:height="1.966cm" svg:x="49.784cm" svg:y="15.631cm" draw:caption-point-x="-0.508cm" draw:caption-point-y="0.275cm">
              <dc:creator>KDK</dc:creator>
              <dc:date>2021-02-23T00:00:00</dc:date>
              <text:p text:style-name="P2">Kowalski Krzysztof:</text:p>
              <text:p text:style-name="P2"><text:span text:style-name="T4">Ipsum lorem</text:span></text:p>
            </office:annotation>
            <text:p>NIE</text:p>
          </table:table-cell>
          <table:covered-table-cell table:style-name="ce39"/>
          <table:table-cell table:style-name="ce27" office:value-type="string">
            <office:annotation draw:style-name="gr5" draw:text-style-name="P2" svg:width="3.957cm" svg:height="1.966cm" svg:x="54.606cm" svg:y="15.631cm" draw:caption-point-x="-0.508cm" draw:caption-point-y="0.275cm">
              <dc:creator>KDK</dc:creator>
              <dc:date>2021-02-23T00:00:00</dc:date>
              <text:p text:style-name="P2">Kowalski Krzysztof:</text:p>
              <text:p text:style-name="P2"><text:span text:style-name="T4">Ipsum lorem</text:span></text:p>
            </office:annotation>
            <text:p>NIE</text:p>
          </table:table-cell>
          <table:covered-table-cell table:style-name="ce39"/>
          <table:table-cell table:number-columns-repeated="1011"/>
        </table:table-row>
        <table:table-row table:style-name="ro1">
          <table:covered-table-cell table:style-name="ce4"/>
          <table:table-cell table:style-name="ce10" office:value-type="string" table:number-columns-spanned="2" table:number-rows-spanned="1">
            <text:p>LUDZIE I INNE STRONY ZAANGAŻOWANE W PRZETWARZANIE</text:p>
          </table:table-cell>
          <table:covered-table-cell table:style-name="ce17"/>
          <table:table-cell table:style-name="ce21" office:value-type="string">
            <text:p>Odpowiedź</text:p>
          </table:table-cell>
          <table:table-cell table:style-name="ce30" office:value-type="string">
            <office:annotation draw:style-name="gr2" draw:text-style-name="P1" svg:width="4.054cm" svg:height="2.505cm" svg:x="34.192cm" svg:y="12.948cm" draw:caption-point-x="-1.091cm" draw:caption-point-y="3.41cm">
              <dc:creator>KDK</dc:creator>
              <dc:date>2021-02-23T00:00:00</dc:date>
              <text:p text:style-name="P1">Kowalski Krzysztof:</text:p>
              <text:p text:style-name="P1"><text:span text:style-name="T2">gdzie:</text:span></text:p>
              <text:p text:style-name="P1"><text:span text:style-name="T2">1 - niskie prawdopodobieństwo,</text:span></text:p>
              <text:p text:style-name="P1"><text:span text:style-name="T2">2 - średnie,</text:span></text:p>
              <text:p text:style-name="P1"><text:span text:style-name="T2">3 - wysokie</text:span></text:p>
            </office:annotation>
            <text:p>Ocena</text:p>
          </table:table-cell>
          <table:table-cell table:style-name="ce21" office:value-type="string">
            <text:p>Odpowiedź</text:p>
          </table:table-cell>
          <table:table-cell table:style-name="ce30" office:value-type="string">
            <text:p>Ocena</text:p>
          </table:table-cell>
          <table:table-cell table:style-name="ce21" office:value-type="string">
            <text:p>Odpowiedź</text:p>
          </table:table-cell>
          <table:table-cell table:style-name="ce30" office:value-type="string">
            <text:p>Ocena</text:p>
          </table:table-cell>
          <table:table-cell table:style-name="ce21" office:value-type="string">
            <text:p>Odpowiedź</text:p>
          </table:table-cell>
          <table:table-cell table:style-name="ce30" office:value-type="string">
            <text:p>Ocena</text:p>
          </table:table-cell>
          <table:table-cell table:style-name="ce21" office:value-type="string">
            <text:p>Odpowiedź</text:p>
          </table:table-cell>
          <table:table-cell table:style-name="ce30" office:value-type="string">
            <text:p>Ocena</text:p>
          </table:table-cell>
          <table:table-cell table:number-columns-repeated="1011"/>
        </table:table-row>
        <table:table-row table:style-name="ro1">
          <table:covered-table-cell table:style-name="ce4"/>
          <table:table-cell table:style-name="ce11" office:value-type="string">
            <text:p>11.</text:p>
          </table:table-cell>
          <table:table-cell table:style-name="ce18" office:value-type="string">
            <text:p>Czy przetwarzanie danych jest realizowane przez nieokreśloną liczbę Pracowników</text:p>
          </table:table-cell>
          <table:table-cell table:style-name="ce27" office:value-type="string">
            <text:p>NIE</text:p>
          </table:table-cell>
          <table:table-cell table:style-name="ce34" office:value-type="float" office:value="1" table:number-columns-spanned="1" table:number-rows-spanned="5">
            <text:p>1</text:p>
          </table:table-cell>
          <table:table-cell table:style-name="ce27" office:value-type="string">
            <text:p>NIE</text:p>
          </table:table-cell>
          <table:table-cell table:style-name="ce37" office:value-type="float" office:value="1" table:number-columns-spanned="1" table:number-rows-spanned="5">
            <text:p>1</text:p>
          </table:table-cell>
          <table:table-cell table:style-name="ce27" office:value-type="string">
            <text:p>NIE</text:p>
          </table:table-cell>
          <table:table-cell table:style-name="ce37" office:value-type="float" office:value="1" table:number-columns-spanned="1" table:number-rows-spanned="5">
            <text:p>1</text:p>
          </table:table-cell>
          <table:table-cell table:style-name="ce27" office:value-type="string">
            <text:p>NIE</text:p>
          </table:table-cell>
          <table:table-cell table:style-name="ce37" office:value-type="float" office:value="1" table:number-columns-spanned="1" table:number-rows-spanned="5">
            <text:p>1</text:p>
          </table:table-cell>
          <table:table-cell table:style-name="ce27" office:value-type="string">
            <text:p>NIE</text:p>
          </table:table-cell>
          <table:table-cell table:style-name="ce37" office:value-type="float" office:value="1" table:number-columns-spanned="1" table:number-rows-spanned="5">
            <text:p>1</text:p>
          </table:table-cell>
          <table:table-cell table:number-columns-repeated="1011"/>
        </table:table-row>
        <table:table-row table:style-name="ro1">
          <table:covered-table-cell table:style-name="ce4"/>
          <table:table-cell table:style-name="ce11" office:value-type="string">
            <text:p>12.</text:p>
          </table:table-cell>
          <table:table-cell table:style-name="ce18" office:value-type="string">
            <text:p>Czy jakaś część czynności przetwarzania jest realizowana przez podmiot zewnętrzny (podmiot przetwarzający lub inneg odbiorcę danych)</text:p>
          </table:table-cell>
          <table:table-cell table:style-name="ce26" office:value-type="string">
            <text:p>TAK</text:p>
          </table:table-cell>
          <table:covered-table-cell table:style-name="ce35"/>
          <table:table-cell table:style-name="ce26" office:value-type="string">
            <text:p>TAK</text:p>
          </table:table-cell>
          <table:covered-table-cell table:style-name="ce38"/>
          <table:table-cell table:style-name="ce26" office:value-type="string">
            <text:p>TAK</text:p>
          </table:table-cell>
          <table:covered-table-cell table:style-name="ce38"/>
          <table:table-cell table:style-name="ce26" office:value-type="string">
            <text:p>TAK</text:p>
          </table:table-cell>
          <table:covered-table-cell table:style-name="ce38"/>
          <table:table-cell table:style-name="ce26" office:value-type="string">
            <text:p>TAK</text:p>
          </table:table-cell>
          <table:covered-table-cell table:style-name="ce38"/>
          <table:table-cell table:number-columns-repeated="1011"/>
        </table:table-row>
        <table:table-row table:style-name="ro1">
          <table:covered-table-cell table:style-name="ce4"/>
          <table:table-cell table:style-name="ce11" office:value-type="string">
            <text:p>13.</text:p>
          </table:table-cell>
          <table:table-cell table:style-name="ce18" office:value-type="string">
            <text:p>Czy role i obowiązki związane z przetwarzaniem danych są jasno sformułowane i znane przez podmioty zewnętrzne</text:p>
          </table:table-cell>
          <table:table-cell table:style-name="ce27" office:value-type="string">
            <text:p>TAK</text:p>
          </table:table-cell>
          <table:covered-table-cell table:style-name="ce35"/>
          <table:table-cell table:style-name="ce27" office:value-type="string">
            <text:p>TAK</text:p>
          </table:table-cell>
          <table:covered-table-cell table:style-name="ce38"/>
          <table:table-cell table:style-name="ce27" office:value-type="string">
            <text:p>TAK</text:p>
          </table:table-cell>
          <table:covered-table-cell table:style-name="ce38"/>
          <table:table-cell table:style-name="ce27" office:value-type="string">
            <text:p>TAK</text:p>
          </table:table-cell>
          <table:covered-table-cell table:style-name="ce38"/>
          <table:table-cell table:style-name="ce27" office:value-type="string">
            <text:p>TAK</text:p>
          </table:table-cell>
          <table:covered-table-cell table:style-name="ce38"/>
          <table:table-cell table:number-columns-repeated="1011"/>
        </table:table-row>
        <table:table-row table:style-name="ro1">
          <table:covered-table-cell table:style-name="ce4"/>
          <table:table-cell table:style-name="ce11" office:value-type="string">
            <text:p>14.</text:p>
          </table:table-cell>
          <table:table-cell table:style-name="ce18" office:value-type="string">
            <text:p>Czy personel zaangażowany w przetwarzanie danych zna zasady i procedury bezpieczeństwa informacji</text:p>
          </table:table-cell>
          <table:table-cell table:style-name="ce27" office:value-type="string">
            <text:p>TAK</text:p>
          </table:table-cell>
          <table:covered-table-cell table:style-name="ce35"/>
          <table:table-cell table:style-name="ce27" office:value-type="string">
            <text:p>TAK</text:p>
          </table:table-cell>
          <table:covered-table-cell table:style-name="ce38"/>
          <table:table-cell table:style-name="ce27" office:value-type="string">
            <text:p>TAK</text:p>
          </table:table-cell>
          <table:covered-table-cell table:style-name="ce38"/>
          <table:table-cell table:style-name="ce27" office:value-type="string">
            <text:p>TAK</text:p>
          </table:table-cell>
          <table:covered-table-cell table:style-name="ce38"/>
          <table:table-cell table:style-name="ce27" office:value-type="string">
            <text:p>TAK</text:p>
          </table:table-cell>
          <table:covered-table-cell table:style-name="ce38"/>
          <table:table-cell table:number-columns-repeated="1011"/>
        </table:table-row>
        <table:table-row table:style-name="ro1">
          <table:covered-table-cell table:style-name="ce4"/>
          <table:table-cell table:style-name="ce11" office:value-type="string">
            <text:p>15.</text:p>
          </table:table-cell>
          <table:table-cell table:style-name="ce18" office:value-type="string">
            <text:p>Czy osoby lub podmioty zewnętrzne uchylają się od przestrzegania zasad ochrony danych</text:p>
          </table:table-cell>
          <table:table-cell table:style-name="ce27" office:value-type="string">
            <text:p>NIE</text:p>
          </table:table-cell>
          <table:covered-table-cell table:style-name="ce36"/>
          <table:table-cell table:style-name="ce27" office:value-type="string">
            <text:p>NIE</text:p>
          </table:table-cell>
          <table:covered-table-cell table:style-name="ce39"/>
          <table:table-cell table:style-name="ce27" office:value-type="string">
            <text:p>NIE</text:p>
          </table:table-cell>
          <table:covered-table-cell table:style-name="ce39"/>
          <table:table-cell table:style-name="ce27" office:value-type="string">
            <text:p>NIE</text:p>
          </table:table-cell>
          <table:covered-table-cell table:style-name="ce39"/>
          <table:table-cell table:style-name="ce27" office:value-type="string">
            <text:p>NIE</text:p>
          </table:table-cell>
          <table:covered-table-cell table:style-name="ce39"/>
          <table:table-cell table:number-columns-repeated="1011"/>
        </table:table-row>
        <table:table-row table:style-name="ro1">
          <table:covered-table-cell table:style-name="ce4"/>
          <table:table-cell table:style-name="ce10" office:value-type="string" table:number-columns-spanned="2" table:number-rows-spanned="1">
            <text:p>BRANŻA I SKALA BIZNESU</text:p>
          </table:table-cell>
          <table:covered-table-cell table:style-name="ce17"/>
          <table:table-cell table:style-name="ce21" office:value-type="string">
            <text:p>Odpowiedź</text:p>
          </table:table-cell>
          <table:table-cell table:style-name="ce30" office:value-type="string">
            <office:annotation draw:style-name="gr6" draw:text-style-name="P1" svg:width="4.054cm" svg:height="2.889cm" svg:x="34.192cm" svg:y="12.071cm" draw:caption-point-x="-1.091cm" draw:caption-point-y="6.996cm">
              <dc:creator>KDK</dc:creator>
              <dc:date>2021-02-23T00:00:00</dc:date>
              <text:p text:style-name="P1">Kowalski Krzysztof:</text:p>
              <text:p text:style-name="P1"><text:span text:style-name="T2">Ocena w skali od 1 do 3, gdzie:</text:span></text:p>
              <text:p text:style-name="P1"><text:span text:style-name="T2">1 - niskie prawdopodobieństwo,</text:span></text:p>
              <text:p text:style-name="P1"><text:span text:style-name="T2">2 - średnie,</text:span></text:p>
              <text:p text:style-name="P1"><text:span text:style-name="T2">3 - wysokie</text:span></text:p>
            </office:annotation>
            <text:p>Ocena</text:p>
          </table:table-cell>
          <table:table-cell table:style-name="ce21" office:value-type="string">
            <text:p>Odpowiedź</text:p>
          </table:table-cell>
          <table:table-cell table:style-name="ce30" office:value-type="string">
            <text:p>Ocena</text:p>
          </table:table-cell>
          <table:table-cell table:style-name="ce21" office:value-type="string">
            <text:p>Odpowiedź</text:p>
          </table:table-cell>
          <table:table-cell table:style-name="ce30" office:value-type="string">
            <text:p>Ocena</text:p>
          </table:table-cell>
          <table:table-cell table:style-name="ce21" office:value-type="string">
            <text:p>Odpowiedź</text:p>
          </table:table-cell>
          <table:table-cell table:style-name="ce30" office:value-type="string">
            <text:p>Ocena</text:p>
          </table:table-cell>
          <table:table-cell table:style-name="ce21" office:value-type="string">
            <text:p>Odpowiedź</text:p>
          </table:table-cell>
          <table:table-cell table:style-name="ce30" office:value-type="string">
            <text:p>Ocena</text:p>
          </table:table-cell>
          <table:table-cell table:number-columns-repeated="1011"/>
        </table:table-row>
        <table:table-row table:style-name="ro1">
          <table:covered-table-cell table:style-name="ce4"/>
          <table:table-cell table:style-name="ce11" office:value-type="string">
            <text:p>16.</text:p>
          </table:table-cell>
          <table:table-cell table:style-name="ce18" office:value-type="string">
            <text:p>Czy branża jest podatna na cyberataki</text:p>
          </table:table-cell>
          <table:table-cell table:style-name="ce26" office:value-type="string">
            <text:p>TAK</text:p>
          </table:table-cell>
          <table:table-cell table:style-name="ce34" office:value-type="float" office:value="2" table:number-columns-spanned="1" table:number-rows-spanned="5">
            <text:p>2</text:p>
          </table:table-cell>
          <table:table-cell table:style-name="ce26" office:value-type="string">
            <text:p>TAK</text:p>
          </table:table-cell>
          <table:table-cell table:style-name="ce37" office:value-type="float" office:value="3" table:number-columns-spanned="1" table:number-rows-spanned="5">
            <text:p>3</text:p>
          </table:table-cell>
          <table:table-cell table:style-name="ce26" office:value-type="string">
            <text:p>TAK</text:p>
          </table:table-cell>
          <table:table-cell table:style-name="ce37" office:value-type="float" office:value="2" table:number-columns-spanned="1" table:number-rows-spanned="5">
            <text:p>2</text:p>
          </table:table-cell>
          <table:table-cell table:style-name="ce27" office:value-type="string">
            <text:p>NIE</text:p>
          </table:table-cell>
          <table:table-cell table:style-name="ce37" office:value-type="float" office:value="1" table:number-columns-spanned="1" table:number-rows-spanned="5">
            <text:p>1</text:p>
          </table:table-cell>
          <table:table-cell table:style-name="ce26" office:value-type="string">
            <text:p>TAK</text:p>
          </table:table-cell>
          <table:table-cell table:style-name="ce37" office:value-type="float" office:value="3" table:number-columns-spanned="1" table:number-rows-spanned="5">
            <text:p>3</text:p>
          </table:table-cell>
          <table:table-cell table:number-columns-repeated="1011"/>
        </table:table-row>
        <table:table-row table:style-name="ro1">
          <table:covered-table-cell table:style-name="ce4"/>
          <table:table-cell table:style-name="ce11" office:value-type="string">
            <text:p>17.</text:p>
          </table:table-cell>
          <table:table-cell table:style-name="ce18" office:value-type="string">
            <text:p>Czy firma doświadczyła cyberataku lub wycieku danych w ostatnich dwóch latach</text:p>
          </table:table-cell>
          <table:table-cell table:style-name="ce26" office:value-type="string">
            <text:p>TAK</text:p>
          </table:table-cell>
          <table:covered-table-cell table:style-name="ce35"/>
          <table:table-cell table:style-name="ce26" office:value-type="string">
            <text:p>TAK</text:p>
          </table:table-cell>
          <table:covered-table-cell table:style-name="ce38"/>
          <table:table-cell table:style-name="ce26" office:value-type="string">
            <text:p>TAK</text:p>
          </table:table-cell>
          <table:covered-table-cell table:style-name="ce38"/>
          <table:table-cell table:style-name="ce26" office:value-type="string">
            <text:p>TAK</text:p>
          </table:table-cell>
          <table:covered-table-cell table:style-name="ce38"/>
          <table:table-cell table:style-name="ce26" office:value-type="string">
            <text:p>TAK</text:p>
          </table:table-cell>
          <table:covered-table-cell table:style-name="ce38"/>
          <table:table-cell table:number-columns-repeated="1011"/>
        </table:table-row>
        <table:table-row table:style-name="ro1">
          <table:covered-table-cell table:style-name="ce4"/>
          <table:table-cell table:style-name="ce11" office:value-type="string">
            <text:p>18.</text:p>
          </table:table-cell>
          <table:table-cell table:style-name="ce18" office:value-type="string">
            <text:p>Czy firma otrzymała skargi lub reklamacje związane z bezpieczeństwem przetwarzania w ostanim roku</text:p>
          </table:table-cell>
          <table:table-cell table:style-name="ce27" office:value-type="string">
            <text:p>NIE</text:p>
          </table:table-cell>
          <table:covered-table-cell table:style-name="ce35"/>
          <table:table-cell table:style-name="ce26" office:value-type="string">
            <text:p>TAK</text:p>
          </table:table-cell>
          <table:covered-table-cell table:style-name="ce38"/>
          <table:table-cell table:style-name="ce27" office:value-type="string">
            <text:p>NIE</text:p>
          </table:table-cell>
          <table:covered-table-cell table:style-name="ce38"/>
          <table:table-cell table:style-name="ce27" office:value-type="string">
            <text:p>NIE</text:p>
          </table:table-cell>
          <table:covered-table-cell table:style-name="ce38"/>
          <table:table-cell table:style-name="ce26" office:value-type="string">
            <text:p>TAK</text:p>
          </table:table-cell>
          <table:covered-table-cell table:style-name="ce38"/>
          <table:table-cell table:number-columns-repeated="1011"/>
        </table:table-row>
        <table:table-row table:style-name="ro1">
          <table:covered-table-cell table:style-name="ce4"/>
          <table:table-cell table:style-name="ce11" office:value-type="string">
            <text:p>19.</text:p>
          </table:table-cell>
          <table:table-cell table:style-name="ce18" office:value-type="string">
            <text:p>Czy przetwarzanie dotyczy dużej skali danych</text:p>
          </table:table-cell>
          <table:table-cell table:style-name="ce27" office:value-type="string">
            <text:p>TAK</text:p>
          </table:table-cell>
          <table:covered-table-cell table:style-name="ce35"/>
          <table:table-cell table:style-name="ce27" office:value-type="string">
            <text:p>TAK</text:p>
          </table:table-cell>
          <table:covered-table-cell table:style-name="ce38"/>
          <table:table-cell table:style-name="ce27" office:value-type="string">
            <text:p>TAK</text:p>
          </table:table-cell>
          <table:covered-table-cell table:style-name="ce38"/>
          <table:table-cell table:style-name="ce27" office:value-type="string">
            <text:p>TAK</text:p>
          </table:table-cell>
          <table:covered-table-cell table:style-name="ce38"/>
          <table:table-cell table:style-name="ce27" office:value-type="string">
            <text:p>TAK</text:p>
          </table:table-cell>
          <table:covered-table-cell table:style-name="ce38"/>
          <table:table-cell table:number-columns-repeated="1011"/>
        </table:table-row>
        <table:table-row table:style-name="ro1">
          <table:covered-table-cell table:style-name="ce4"/>
          <table:table-cell table:style-name="ce12" office:value-type="string">
            <text:p>20.</text:p>
          </table:table-cell>
          <table:table-cell table:style-name="ce19" office:value-type="string">
            <text:p>Czy są branżowe wytyczne dotyczące bezpieczeństwa, które nie zostały wdrożone</text:p>
          </table:table-cell>
          <table:table-cell table:style-name="ce28" office:value-type="string">
            <text:p>TAK</text:p>
          </table:table-cell>
          <table:covered-table-cell table:style-name="ce36"/>
          <table:table-cell table:style-name="ce28" office:value-type="string">
            <text:p>TAK</text:p>
          </table:table-cell>
          <table:covered-table-cell table:style-name="ce39"/>
          <table:table-cell table:style-name="ce28" office:value-type="string">
            <text:p>TAK</text:p>
          </table:table-cell>
          <table:covered-table-cell table:style-name="ce39"/>
          <table:table-cell table:style-name="ce28" office:value-type="string">
            <text:p>TAK</text:p>
          </table:table-cell>
          <table:covered-table-cell table:style-name="ce39"/>
          <table:table-cell table:style-name="ce28" office:value-type="string">
            <text:p>TAK</text:p>
          </table:table-cell>
          <table:covered-table-cell table:style-name="ce39"/>
          <table:table-cell table:number-columns-repeated="1011"/>
        </table:table-row>
        <table:table-row table:style-name="ro1">
          <table:table-cell table:style-name="ce5" table:number-columns-repeated="2"/>
          <table:table-cell table:style-name="ce20" office:value-type="string">
            <office:annotation draw:style-name="gr7" draw:text-style-name="P1" svg:width="3.811cm" svg:height="4.041cm" svg:x="27.388cm" svg:y="14.754cm" draw:caption-point-x="-0.482cm" draw:caption-point-y="7.023cm">
              <dc:creator>KDK</dc:creator>
              <dc:date>2021-02-23T00:00:00</dc:date>
              <text:p text:style-name="P1">Kowalski Krzysztof:</text:p>
              <text:p text:style-name="P1"><text:span text:style-name="T2">Ocena od 4 do 12, gdzie:</text:span></text:p>
              <text:p text:style-name="P1"><text:span text:style-name="T2">od 4 - znikome prawdopodobieństwo,</text:span></text:p>
              <text:p text:style-name="P1"><text:span text:style-name="T2">od 5 do 6 - małe,</text:span></text:p>
              <text:p text:style-name="P1"><text:span text:style-name="T2">od 7 do 8 - średnie,</text:span></text:p>
              <text:p text:style-name="P1"><text:span text:style-name="T2">od 9 do 10 - wysokie</text:span></text:p>
              <text:p text:style-name="P1"><text:span text:style-name="T2">od 11 do 12 - bardzo wysokie</text:span></text:p>
              <text:p text:style-name="P1"><text:span text:style-name="T2"/></text:p>
            </office:annotation>
            <text:p>SUMA WSKAŹNIKÓW DLA PRAWDOPODOBIEŃSTWA</text:p>
          </table:table-cell>
          <table:table-cell table:style-name="ce29"/>
          <table:table-cell table:style-name="ce5" table:formula="of:=SUM([.E12:.E34])" office:value-type="float" office:value="7">
            <office:annotation draw:style-name="gr4" draw:text-style-name="P1" svg:width="4.054cm" svg:height="1.991cm" svg:x="34.192cm" svg:y="18.341cm" draw:caption-point-x="-1.091cm" draw:caption-point-y="3.436cm">
              <dc:creator>KDK</dc:creator>
              <dc:date>2021-02-23T00:00:00</dc:date>
              <text:p text:style-name="P1">Kowalski Krzysztof:</text:p>
              <text:p text:style-name="P1"><text:span text:style-name="T2">W skali od 4 do 12</text:span></text:p>
            </office:annotation>
            <text:p>7</text:p>
          </table:table-cell>
          <table:table-cell table:style-name="ce29"/>
          <table:table-cell table:style-name="ce5" table:formula="of:=SUM([.G12:.G34])" office:value-type="float" office:value="8">
            <text:p>8</text:p>
          </table:table-cell>
          <table:table-cell table:style-name="ce29"/>
          <table:table-cell table:style-name="ce5" table:formula="of:=SUM([.I12:.I34])" office:value-type="float" office:value="7">
            <text:p>7</text:p>
          </table:table-cell>
          <table:table-cell table:style-name="ce29"/>
          <table:table-cell table:style-name="ce5" table:formula="of:=SUM([.K12:.K34])" office:value-type="float" office:value="5">
            <text:p>5</text:p>
          </table:table-cell>
          <table:table-cell table:style-name="ce29"/>
          <table:table-cell table:style-name="ce5" table:formula="of:=SUM([.M12:.M34])"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>
            <text:p>Potencjalne zagrożenia dla poszczególnych kategorii przetwarzanych danych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utki naruszeń ochrony danych" table:style-name="ta2" table:print="false">
        <office:forms form:automatic-focus="false" form:apply-design-mode="false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22" table:default-cell-style-name="Excel_20_Built-in_20_Normal"/>
        <table:table-row table:style-name="ro6">
          <table:table-cell table:style-name="ce5" office:value-type="string">
            <text:p>L.p.</text:p>
          </table:table-cell>
          <table:table-cell table:style-name="ce5" office:value-type="string">
            <text:p>Rodzaje naruszeń ochrony danych osobowych</text:p>
          </table:table-cell>
          <table:table-cell table:number-columns-repeated="1022"/>
        </table:table-row>
        <table:table-row table:style-name="ro6">
          <table:table-cell table:style-name="ce45" office:value-type="string">
            <text:p>1.</text:p>
          </table:table-cell>
          <table:table-cell table:style-name="ce23" office:value-type="string">
            <text:p>Uszczerbek fizyczny</text:p>
          </table:table-cell>
          <table:table-cell table:number-columns-repeated="1022"/>
        </table:table-row>
        <table:table-row table:style-name="ro6">
          <table:table-cell table:style-name="ce45" office:value-type="string">
            <text:p>2.</text:p>
          </table:table-cell>
          <table:table-cell table:style-name="ce23" office:value-type="string">
            <text:p>Szkoda majątkowa</text:p>
          </table:table-cell>
          <table:table-cell table:number-columns-repeated="1022"/>
        </table:table-row>
        <table:table-row table:style-name="ro6">
          <table:table-cell table:style-name="ce45" office:value-type="string">
            <text:p>3.</text:p>
          </table:table-cell>
          <table:table-cell table:style-name="ce45" office:value-type="string">
            <text:p>Szkoda niemajątkowa</text:p>
          </table:table-cell>
          <table:table-cell table:number-columns-repeated="1022"/>
        </table:table-row>
        <table:table-row table:style-name="ro6">
          <table:table-cell table:style-name="ce45" office:value-type="string">
            <text:p>4.</text:p>
          </table:table-cell>
          <table:table-cell table:style-name="ce45" office:value-type="string">
            <text:p>Strata finansowa</text:p>
          </table:table-cell>
          <table:table-cell table:number-columns-repeated="1022"/>
        </table:table-row>
        <table:table-row table:style-name="ro6">
          <table:table-cell table:style-name="ce45" office:value-type="string">
            <text:p>5.</text:p>
          </table:table-cell>
          <table:table-cell table:style-name="ce45" office:value-type="string">
            <text:p>Dyskryminacja</text:p>
          </table:table-cell>
          <table:table-cell table:number-columns-repeated="1022"/>
        </table:table-row>
        <table:table-row table:style-name="ro6">
          <table:table-cell table:style-name="ce45" office:value-type="string">
            <text:p>6.</text:p>
          </table:table-cell>
          <table:table-cell table:style-name="ce45" office:value-type="string">
            <text:p>Kradzież tożsamości</text:p>
          </table:table-cell>
          <table:table-cell table:number-columns-repeated="1022"/>
        </table:table-row>
        <table:table-row table:style-name="ro6">
          <table:table-cell table:style-name="ce45" office:value-type="string">
            <text:p>7.</text:p>
          </table:table-cell>
          <table:table-cell table:style-name="ce23" office:value-type="string">
            <text:p>Naruszenie dobrego imienia</text:p>
          </table:table-cell>
          <table:table-cell table:number-columns-repeated="1022"/>
        </table:table-row>
        <table:table-row table:style-name="ro6">
          <table:table-cell table:style-name="ce45" office:value-type="string">
            <text:p>8.</text:p>
          </table:table-cell>
          <table:table-cell table:style-name="ce45" office:value-type="string">
            <text:p>Pozbawienie możliwości sprawowania kontroli nad swoimi danymi</text:p>
          </table:table-cell>
          <table:table-cell table:number-columns-repeated="1022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powanie zagrożeń na ZYXEL ATP" table:style-name="ta3" table:print="false">
        <office:forms form:automatic-focus="false" form:apply-design-mode="false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default-cell-style-name="ce47"/>
        <table:table-column table:style-name="co17" table:default-cell-style-name="ce47"/>
        <table:table-column table:style-name="co18" table:default-cell-style-name="ce47"/>
        <table:table-column table:style-name="co19" table:default-cell-style-name="ce47"/>
        <table:table-column table:style-name="co20" table:default-cell-style-name="ce47"/>
        <table:table-column table:style-name="co21" table:default-cell-style-name="ce47"/>
        <table:table-column table:style-name="co22" table:default-cell-style-name="ce47"/>
        <table:table-column table:style-name="co23" table:number-columns-repeated="2" table:default-cell-style-name="ce47"/>
        <table:table-column table:style-name="co24" table:default-cell-style-name="ce47"/>
        <table:table-column table:style-name="co25" table:default-cell-style-name="ce47"/>
        <table:table-column table:style-name="co26" table:default-cell-style-name="ce47"/>
        <table:table-column table:style-name="co27" table:default-cell-style-name="ce47"/>
        <table:table-column table:style-name="co1" table:number-columns-repeated="240" table:default-cell-style-name="ce47"/>
        <table:table-column table:style-name="co28" table:default-cell-style-name="ce47"/>
        <table:table-column table:style-name="co29" table:default-cell-style-name="ce47"/>
        <table:table-column table:style-name="co30" table:default-cell-style-name="ce47"/>
        <table:table-column table:style-name="co31" table:default-cell-style-name="ce47"/>
        <table:table-column table:style-name="co32" table:default-cell-style-name="ce47"/>
        <table:table-column table:style-name="co33" table:default-cell-style-name="ce47"/>
        <table:table-column table:style-name="co34" table:default-cell-style-name="ce47"/>
        <table:table-column table:style-name="co35" table:default-cell-style-name="ce47"/>
        <table:table-column table:style-name="co36" table:default-cell-style-name="ce47"/>
        <table:table-column table:style-name="co22" table:default-cell-style-name="ce47"/>
        <table:table-column table:style-name="co37" table:default-cell-style-name="ce47"/>
        <table:table-column table:style-name="co38" table:default-cell-style-name="ce47"/>
        <table:table-column table:style-name="co39" table:default-cell-style-name="ce47"/>
        <table:table-column table:style-name="co40" table:default-cell-style-name="ce47"/>
        <table:table-column table:style-name="co22" table:default-cell-style-name="ce47"/>
        <table:table-column table:style-name="co41" table:default-cell-style-name="ce47"/>
        <table:table-column table:style-name="co1" table:number-columns-repeated="240" table:default-cell-style-name="ce47"/>
        <table:table-column table:style-name="co28" table:default-cell-style-name="ce47"/>
        <table:table-column table:style-name="co29" table:default-cell-style-name="ce47"/>
        <table:table-column table:style-name="co30" table:default-cell-style-name="ce47"/>
        <table:table-column table:style-name="co31" table:default-cell-style-name="ce47"/>
        <table:table-column table:style-name="co32" table:default-cell-style-name="ce47"/>
        <table:table-column table:style-name="co33" table:default-cell-style-name="ce47"/>
        <table:table-column table:style-name="co34" table:default-cell-style-name="ce47"/>
        <table:table-column table:style-name="co35" table:default-cell-style-name="ce47"/>
        <table:table-column table:style-name="co36" table:default-cell-style-name="ce47"/>
        <table:table-column table:style-name="co22" table:default-cell-style-name="ce47"/>
        <table:table-column table:style-name="co37" table:default-cell-style-name="ce47"/>
        <table:table-column table:style-name="co38" table:default-cell-style-name="ce47"/>
        <table:table-column table:style-name="co39" table:default-cell-style-name="ce47"/>
        <table:table-column table:style-name="co40" table:default-cell-style-name="ce47"/>
        <table:table-column table:style-name="co22" table:default-cell-style-name="ce47"/>
        <table:table-column table:style-name="co41" table:default-cell-style-name="ce47"/>
        <table:table-column table:style-name="co1" table:number-columns-repeated="240" table:default-cell-style-name="ce47"/>
        <table:table-column table:style-name="co28" table:default-cell-style-name="ce47"/>
        <table:table-column table:style-name="co29" table:default-cell-style-name="ce47"/>
        <table:table-column table:style-name="co30" table:default-cell-style-name="ce47"/>
        <table:table-column table:style-name="co31" table:default-cell-style-name="ce47"/>
        <table:table-column table:style-name="co32" table:default-cell-style-name="ce47"/>
        <table:table-column table:style-name="co33" table:default-cell-style-name="ce47"/>
        <table:table-column table:style-name="co34" table:default-cell-style-name="ce47"/>
        <table:table-column table:style-name="co35" table:default-cell-style-name="ce47"/>
        <table:table-column table:style-name="co36" table:default-cell-style-name="ce47"/>
        <table:table-column table:style-name="co22" table:default-cell-style-name="ce47"/>
        <table:table-column table:style-name="co37" table:default-cell-style-name="ce47"/>
        <table:table-column table:style-name="co38" table:default-cell-style-name="ce47"/>
        <table:table-column table:style-name="co39" table:default-cell-style-name="ce47"/>
        <table:table-column table:style-name="co40" table:default-cell-style-name="ce47"/>
        <table:table-column table:style-name="co22" table:default-cell-style-name="ce47"/>
        <table:table-column table:style-name="co41" table:default-cell-style-name="ce47"/>
        <table:table-column table:style-name="co1" table:number-columns-repeated="240" table:default-cell-style-name="ce47"/>
        <table:table-row table:style-name="ro7">
          <table:table-cell table:style-name="ce46" table:number-columns-repeated="3"/>
          <table:table-cell table:style-name="ce50" office:value-type="string">
            <text:p>HA</text:p>
          </table:table-cell>
          <table:table-cell table:style-name="ce50" office:value-type="string">
            <text:p>Firewall SPI</text:p>
          </table:table-cell>
          <table:table-cell table:style-name="ce50" office:value-type="string">
            <text:p>IP Reputation</text:p>
          </table:table-cell>
          <table:table-cell table:style-name="ce53" office:value-type="string">
            <office:annotation draw:style-name="gr8" draw:text-style-name="P1" svg:width="7.774cm" svg:height="2.058cm" svg:x="30.125cm" svg:y="0.081cm" draw:caption-point-x="0.257cm" draw:caption-point-y="-0.071cm">
              <dc:creator>KDK</dc:creator>
              <dc:date>2021-02-23T00:00:00</dc:date>
              <text:p text:style-name="P1">Aleksander Turski:</text:p>
              <text:p text:style-name="P1"><text:span text:style-name="T2">Moduł posłuży do wykrywania znanych i nieznanych zagrożeń pochodzących z sieci zewnętrznych lub lokalizacji zdalnych.</text:span></text:p>
            </office:annotation>
            <text:p>Sandboxing</text:p>
          </table:table-cell>
          <table:table-cell table:style-name="ce53" office:value-type="string">
            <office:annotation draw:style-name="gr9" draw:text-style-name="P1" svg:width="10.507cm" svg:height="2.085cm" svg:x="33.669cm" svg:y="0.081cm" draw:caption-point-x="0.89cm" draw:caption-point-y="-0.071cm">
              <dc:creator>KDK</dc:creator>
              <dc:date>2021-02-23T00:00:00</dc:date>
              <text:p text:style-name="P1">Aleksander Turski:</text:p>
              <text:p text:style-name="P1"><text:span text:style-name="T2">Zabezpieczy przed dostępem użytkowników do treści blokowanych (CF) oraz w przypadku pojawienia się zagrożenia z pliku wniesionego na dyskach zewnętrznych czy w inny sposób z pominięciem bramy (BF).</text:span></text:p>
            </office:annotation>
            <text:p>Web Security (Content/Botnet Filter)</text:p>
          </table:table-cell>
          <table:table-cell table:style-name="ce53" office:value-type="string">
            <text:p>Application Security (App Patrol&amp;Email Security)</text:p>
          </table:table-cell>
          <table:table-cell table:style-name="ce53" office:value-type="string" table:number-columns-spanned="3" table:number-rows-spanned="1">
            <office:annotation draw:style-name="gr10" draw:text-style-name="P1" svg:width="13.837cm" svg:height="2.244cm" svg:x="37.899cm" svg:y="0.081cm" draw:caption-point-x="11.291cm" draw:caption-point-y="-0.071cm">
              <dc:creator>KDK</dc:creator>
              <dc:date>2021-02-23T00:00:00</dc:date>
              <text:p text:style-name="P1">Aleksander Turski:</text:p>
              <text:p text:style-name="P1"><text:span text:style-name="T2">Moduł posłuży do wykrycia zagrożeń w postaci złośliwego oprogramowania, które może być przemycone w różnego rodzaju plikach pochodzących z internetu lub zdalnych lokalizacji. Moduł nie zwalnia z posiadania oprogramowania antywirusowego zainstalowanego lokalnie na komputerach / laptopach i innych urządzeniach np. smartfonach i tabletach.</text:span></text:p>
            </office:annotation>
            <text:p>Malware Blocker Anti Malware</text:p>
          </table:table-cell>
          <table:covered-table-cell table:number-columns-repeated="2" table:style-name="ce53"/>
          <table:table-cell table:style-name="ce53" office:value-type="string">
            <office:annotation draw:style-name="gr11" draw:text-style-name="P1" svg:width="10.644cm" svg:height="2.879cm" svg:x="44.017cm" svg:y="0.081cm" draw:caption-point-x="8.257cm" draw:caption-point-y="-0.071cm">
              <dc:creator>KDK</dc:creator>
              <dc:date>2021-02-23T00:00:00</dc:date>
              <text:p text:style-name="P1">Aleksander Turski:</text:p>
              <text:p text:style-name="P1"><text:span text:style-name="T2">Moduł może posłużyć do blokowania wykorzystania znanych luk zabezpieczeń szeregu aplikacji, wykorzystania tych luk do przeprowadzenia szeregu ataków, od przejęcia kontroli nad komputerem / serwerem po usuwanie lub przechwytywanie danych w różnych celach.</text:span></text:p>
            </office:annotation>
            <text:p>Intrusion Prevention (IDP) </text:p>
          </table:table-cell>
          <table:table-cell table:style-name="ce53" office:value-type="string">
            <office:annotation draw:style-name="gr12" draw:text-style-name="P1" svg:width="9.418cm" svg:height="2.588cm" svg:x="47.056cm" svg:y="0.081cm" draw:caption-point-x="7.798cm" draw:caption-point-y="-0.071cm">
              <dc:creator>KDK</dc:creator>
              <dc:date>2021-02-23T00:00:00</dc:date>
              <text:p text:style-name="P1">Aleksander Turski:</text:p>
              <text:p text:style-name="P1"><text:span text:style-name="T2">Blokowanie IP może wspomóc mechanizmy zabezpieczeń w walce z różnymi zagrożeniami w tym nawet z dialerami, koniami trojańskimi itp. o ile znamy adresy maszyn, do których odwołuje się złośliwe oprogramowanie. W identyfikacji złośliwych IP może pomóc Botnet filter, IP Reputation, Firewall SPI.</text:span></text:p>
            </office:annotation>
            <text:p>Geo Enforcer (GeoIP)</text:p>
          </table:table-cell>
          <table:table-cell table:style-name="ce53" office:value-type="string">
            <text:p>Managed AP Service (wireless controler)</text:p>
          </table:table-cell>
          <table:table-cell table:style-name="ce53" office:value-type="string">
            <office:annotation draw:style-name="gr13" draw:text-style-name="P1" svg:width="8.528cm" svg:height="2.35cm" svg:x="55.495cm" svg:y="0.081cm" draw:caption-point-x="5.246cm" draw:caption-point-y="-0.071cm">
              <dc:creator>KDK</dc:creator>
              <dc:date>2021-02-23T00:00:00</dc:date>
              <text:p text:style-name="P1">Aleksander Turski:</text:p>
              <text:p text:style-name="P1"><text:span text:style-name="T2">Rola Secureporter to głównie analityka, czyli narzędzie wspierające. Może posłużyć do lepszej identyfikacji oraz skali zdarzenia w kontekście bezpieczeństwa sieci.</text:span></text:p>
            </office:annotation>
            <text:p>SecuReporter</text:p>
          </table:table-cell>
          <table:table-cell table:style-name="ce46" table:number-columns-repeated="1008"/>
        </table:table-row>
        <table:table-row table:style-name="ro8">
          <table:table-cell office:value-type="string">
            <text:p>Działania celowe_x000D_</text:p>
          </table:table-cell>
          <table:table-cell table:style-name="ce48" table:number-columns-repeated="5"/>
          <table:table-cell table:style-name="ce54" table:number-columns-repeated="4"/>
          <table:table-cell table:style-name="ce53" office:value-type="string">
            <text:p>Malware Blocker Cloud Query</text:p>
          </table:table-cell>
          <table:table-cell table:style-name="ce53" office:value-type="string">
            <text:p>Malware Blocker Cloud Threat Database</text:p>
          </table:table-cell>
          <table:table-cell table:style-name="ce54" table:number-columns-repeated="4"/>
          <table:table-cell table:number-columns-repeated="1008"/>
        </table:table-row>
        <table:table-row table:style-name="ro1">
          <table:table-cell/>
          <table:table-cell office:value-type="string">
            <text:p>Złośliwe oprogramowanie_x000D_</text:p>
          </table:table-cell>
          <table:table-cell table:style-name="ce48" table:number-columns-repeated="4"/>
          <table:table-cell table:style-name="ce55" table:number-columns-repeated="3"/>
          <table:table-cell table:style-name="ce59"/>
          <table:table-cell table:style-name="ce55" table:number-columns-repeated="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Wirus_x000D_</text:p>
          </table:table-cell>
          <table:table-cell table:number-columns-repeated="3"/>
          <table:table-cell table:style-name="ce56"/>
          <table:table-cell table:style-name="ce57" table:number-columns-repeated="2"/>
          <table:table-cell table:style-name="ce56" table:number-columns-repeated="3"/>
          <table:table-cell table:style-name="ce57" table:number-columns-repeated="4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Robak sieciowy_x000D_</text:p>
          </table:table-cell>
          <table:table-cell table:number-columns-repeated="3"/>
          <table:table-cell table:style-name="ce56"/>
          <table:table-cell table:style-name="ce57" table:number-columns-repeated="2"/>
          <table:table-cell table:style-name="ce56" table:number-columns-repeated="3"/>
          <table:table-cell table:style-name="ce57"/>
          <table:table-cell table:style-name="ce56"/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Koń trojański_x000D_</text:p>
          </table:table-cell>
          <table:table-cell table:number-columns-repeated="2"/>
          <table:table-cell table:style-name="ce51"/>
          <table:table-cell table:style-name="ce56"/>
          <table:table-cell table:style-name="ce57" table:number-columns-repeated="2"/>
          <table:table-cell table:style-name="ce56" table:number-columns-repeated="3"/>
          <table:table-cell table:style-name="ce57"/>
          <table:table-cell table:style-name="ce56"/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ialer_x000D_</text:p>
          </table:table-cell>
          <table:table-cell table:number-columns-repeated="2"/>
          <table:table-cell table:style-name="ce51"/>
          <table:table-cell table:style-name="ce56" table:number-columns-repeated="2"/>
          <table:table-cell table:style-name="ce57"/>
          <table:table-cell table:style-name="ce56" table:number-columns-repeated="3"/>
          <table:table-cell table:style-name="ce60"/>
          <table:table-cell table:style-name="ce56"/>
          <table:table-cell table:style-name="ce57" table:number-columns-repeated="2"/>
          <table:table-cell table:number-columns-repeated="1008"/>
        </table:table-row>
        <table:table-row table:style-name="ro3">
          <table:table-cell table:number-columns-repeated="2"/>
          <table:table-cell table:style-name="ce46" office:value-type="string">
            <text:p>Klient Botnetu</text:p>
            <text:p/>
          </table:table-cell>
          <table:table-cell table:style-name="ce46" table:number-columns-repeated="2"/>
          <table:table-cell table:style-name="ce52"/>
          <table:table-cell table:style-name="ce56" table:number-columns-repeated="2"/>
          <table:table-cell table:style-name="ce57"/>
          <table:table-cell table:style-name="ce56" table:number-columns-repeated="3"/>
          <table:table-cell table:style-name="ce57"/>
          <table:table-cell table:style-name="ce56"/>
          <table:table-cell table:style-name="ce57" table:number-columns-repeated="2"/>
          <table:table-cell table:number-columns-repeated="1008"/>
        </table:table-row>
        <table:table-row table:style-name="ro1">
          <table:table-cell/>
          <table:table-cell office:value-type="string">
            <text:p>Przełamanie zabezpieczeń_x000D_</text:p>
          </table:table-cell>
          <table:table-cell table:style-name="ce48" table:number-columns-repeated="4"/>
          <table:table-cell table:style-name="ce55" table:number-columns-repeated="10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ieuprawnione logowanie_x000D_</text:p>
          </table:table-cell>
          <table:table-cell table:number-columns-repeated="3"/>
          <table:table-cell table:style-name="ce57" table:number-columns-repeated="8"/>
          <table:table-cell table:style-name="ce56"/>
          <table:table-cell table:style-name="ce57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Włamanie na konto/atak siłowy_x000D_</text:p>
          </table:table-cell>
          <table:table-cell table:number-columns-repeated="3"/>
          <table:table-cell table:style-name="ce57"/>
          <table:table-cell table:style-name="ce56"/>
          <table:table-cell table:style-name="ce57" table:number-columns-repeated="8"/>
          <table:table-cell table:number-columns-repeated="1008"/>
        </table:table-row>
        <table:table-row table:style-name="ro5">
          <table:table-cell table:number-columns-repeated="2"/>
          <table:table-cell table:style-name="ce46" office:value-type="string">
            <text:p>Włamanie do aplikacji</text:p>
          </table:table-cell>
          <table:table-cell table:style-name="ce46" table:number-columns-repeated="3"/>
          <table:table-cell table:style-name="ce57" table:number-columns-repeated="6"/>
          <table:table-cell table:style-name="ce56"/>
          <table:table-cell table:style-name="ce57" table:number-columns-repeated="3"/>
          <table:table-cell table:number-columns-repeated="1008"/>
        </table:table-row>
        <table:table-row table:style-name="ro1">
          <table:table-cell/>
          <table:table-cell office:value-type="string">
            <text:p>Publikacje w sieci Internet_x000D_</text:p>
          </table:table-cell>
          <table:table-cell table:style-name="ce48" table:number-columns-repeated="4"/>
          <table:table-cell table:style-name="ce55" table:number-columns-repeated="10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reści obraźliwe_x000D_</text:p>
          </table:table-cell>
          <table:table-cell table:number-columns-repeated="3"/>
          <table:table-cell table:style-name="ce57"/>
          <table:table-cell table:style-name="ce56"/>
          <table:table-cell table:style-name="ce57" table:number-columns-repeated="8"/>
          <table:table-cell table:number-columns-repeated="1008"/>
        </table:table-row>
        <table:table-row table:style-name="ro5">
          <table:table-cell table:number-columns-repeated="2"/>
          <table:table-cell table:style-name="ce46" office:value-type="string">
            <text:p>Pomawianie/Zniesławienie</text:p>
          </table:table-cell>
          <table:table-cell table:style-name="ce46" table:number-columns-repeated="3"/>
          <table:table-cell table:style-name="ce57"/>
          <table:table-cell table:style-name="ce56"/>
          <table:table-cell table:style-name="ce57" table:number-columns-repeated="8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aruszenie praw autorskich_x000D_</text:p>
          </table:table-cell>
          <table:table-cell table:number-columns-repeated="3"/>
          <table:table-cell table:style-name="ce57"/>
          <table:table-cell table:style-name="ce56"/>
          <table:table-cell table:style-name="ce57" table:number-columns-repeated="8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ezinformacja_x000D_</text:p>
          </table:table-cell>
          <table:table-cell table:number-columns-repeated="3"/>
          <table:table-cell table:style-name="ce57"/>
          <table:table-cell table:style-name="ce56"/>
          <table:table-cell table:style-name="ce57" table:number-columns-repeated="8"/>
          <table:table-cell table:number-columns-repeated="1008"/>
        </table:table-row>
        <table:table-row table:style-name="ro1">
          <table:table-cell/>
          <table:table-cell office:value-type="string">
            <text:p>Gromadzenie informacji_x000D_</text:p>
          </table:table-cell>
          <table:table-cell table:style-name="ce48" table:number-columns-repeated="4"/>
          <table:table-cell table:style-name="ce55" table:number-columns-repeated="10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kanowanie_x000D_</text:p>
          </table:table-cell>
          <table:table-cell/>
          <table:table-cell table:style-name="ce51" table:number-columns-repeated="2"/>
          <table:table-cell table:style-name="ce57" table:number-columns-repeated="10"/>
          <table:table-cell table:number-columns-repeated="1008"/>
        </table:table-row>
        <table:table-row table:style-name="ro1">
          <table:table-cell table:number-columns-repeated="2"/>
          <table:table-cell table:style-name="ce49" office:value-type="string">
            <text:p>Podsłuch_x000D_</text:p>
          </table:table-cell>
          <table:table-cell table:style-name="ce49" table:number-columns-repeated="3"/>
          <table:table-cell table:style-name="ce58" table:number-columns-repeated="10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żynieria społeczna_x000D_</text:p>
          </table:table-cell>
          <table:table-cell table:number-columns-repeated="3"/>
          <table:table-cell table:style-name="ce57"/>
          <table:table-cell table:style-name="ce56" table:number-columns-repeated="2"/>
          <table:table-cell table:style-name="ce57" table:number-columns-repeated="7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zpiegostwo_x000D_</text:p>
          </table:table-cell>
          <table:table-cell table:number-columns-repeated="3"/>
          <table:table-cell table:style-name="ce57" table:number-columns-repeated="6"/>
          <table:table-cell table:style-name="ce56"/>
          <table:table-cell table:style-name="ce57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PAM_x000D_</text:p>
          </table:table-cell>
          <table:table-cell table:number-columns-repeated="3"/>
          <table:table-cell table:style-name="ce57" table:number-columns-repeated="2"/>
          <table:table-cell table:style-name="ce56"/>
          <table:table-cell table:style-name="ce57" table:number-columns-repeated="4"/>
          <table:table-cell table:style-name="ce56"/>
          <table:table-cell table:style-name="ce57" table:number-columns-repeated="2"/>
          <table:table-cell table:number-columns-repeated="1008"/>
        </table:table-row>
        <table:table-row table:style-name="ro1">
          <table:table-cell/>
          <table:table-cell office:value-type="string">
            <text:p>Sabotaż komputerowy_x000D_</text:p>
          </table:table-cell>
          <table:table-cell table:style-name="ce48" table:number-columns-repeated="4"/>
          <table:table-cell table:style-name="ce55" table:number-columns-repeated="10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ieuprawniona zmiana informacji_x000D_</text:p>
          </table:table-cell>
          <table:table-cell table:number-columns-repeated="3"/>
          <table:table-cell table:style-name="ce57" table:number-columns-repeated="6"/>
          <table:table-cell table:style-name="ce56"/>
          <table:table-cell table:style-name="ce57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iuprawniony dostęp lub nieuprawnione wykorzystanie informacji_x000D_</text:p>
          </table:table-cell>
          <table:table-cell table:number-columns-repeated="3"/>
          <table:table-cell table:style-name="ce57" table:number-columns-repeated="6"/>
          <table:table-cell table:style-name="ce56"/>
          <table:table-cell table:style-name="ce57"/>
          <table:table-cell table:style-name="ce56"/>
          <table:table-cell table:style-name="ce57"/>
          <table:table-cell table:number-columns-repeated="1008"/>
        </table:table-row>
        <table:table-row table:style-name="ro5">
          <table:table-cell table:number-columns-repeated="2"/>
          <table:table-cell table:style-name="ce46" office:value-type="string">
            <text:p>Atak "odmowy dostepu" DDoS, DoS</text:p>
          </table:table-cell>
          <table:table-cell table:style-name="ce46"/>
          <table:table-cell table:style-name="ce52" table:number-columns-repeated="2"/>
          <table:table-cell table:style-name="ce57" table:number-columns-repeated="6"/>
          <table:table-cell table:style-name="ce56"/>
          <table:table-cell table:style-name="ce57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kasowanie danych_x000D_</text:p>
          </table:table-cell>
          <table:table-cell table:number-columns-repeated="3"/>
          <table:table-cell table:style-name="ce57" table:number-columns-repeated="6"/>
          <table:table-cell table:style-name="ce56"/>
          <table:table-cell table:style-name="ce57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Wykorzystanie podatności w urządzeniach_x000D_</text:p>
          </table:table-cell>
          <table:table-cell table:number-columns-repeated="3"/>
          <table:table-cell table:style-name="ce57" table:number-columns-repeated="6"/>
          <table:table-cell table:style-name="ce56"/>
          <table:table-cell table:style-name="ce57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Wykorzystanie podatnośi w aplikacji_x000D_</text:p>
          </table:table-cell>
          <table:table-cell table:number-columns-repeated="3"/>
          <table:table-cell table:style-name="ce57" table:number-columns-repeated="6"/>
          <table:table-cell table:style-name="ce56"/>
          <table:table-cell table:style-name="ce57" table:number-columns-repeated="3"/>
          <table:table-cell table:number-columns-repeated="1008"/>
        </table:table-row>
        <table:table-row table:style-name="ro1">
          <table:table-cell/>
          <table:table-cell office:value-type="string">
            <text:p>Czynnik ludzki_x000D_</text:p>
          </table:table-cell>
          <table:table-cell table:style-name="ce48" table:number-columns-repeated="4"/>
          <table:table-cell table:style-name="ce55" table:number-columns-repeated="10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aruszenie procedur bezpieczeństwa_x000D_</text:p>
          </table:table-cell>
          <table:table-cell table:number-columns-repeated="3"/>
          <table:table-cell table:style-name="ce57"/>
          <table:table-cell table:style-name="ce56" table:number-columns-repeated="2"/>
          <table:table-cell table:style-name="ce57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ce49" office:value-type="string">
            <text:p>Naruszenie obowiązujących przepisów prawa_x000D_</text:p>
          </table:table-cell>
          <table:table-cell table:style-name="ce49" table:number-columns-repeated="3"/>
          <table:table-cell table:style-name="ce58" table:number-columns-repeated="10"/>
          <table:table-cell table:number-columns-repeated="1008"/>
        </table:table-row>
        <table:table-row table:style-name="ro1">
          <table:table-cell/>
          <table:table-cell office:value-type="string">
            <text:p>Cyberterroryzm_x000D_</text:p>
          </table:table-cell>
          <table:table-cell table:style-name="ce48" table:number-columns-repeated="4"/>
          <table:table-cell table:style-name="ce55" table:number-columns-repeated="10"/>
          <table:table-cell table:number-columns-repeated="1008"/>
        </table:table-row>
        <table:table-row table:style-name="ro1">
          <table:table-cell table:number-columns-repeated="2"/>
          <table:table-cell table:style-name="ce49" office:value-type="string">
            <text:p>Przestępstwo o charakterze terrorystycznym popełniane w cyberprzestrzeni_x000D_</text:p>
          </table:table-cell>
          <table:table-cell table:style-name="ce49" table:number-columns-repeated="3"/>
          <table:table-cell table:style-name="ce58" table:number-columns-repeated="10"/>
          <table:table-cell table:number-columns-repeated="1008"/>
        </table:table-row>
        <table:table-row table:style-name="ro1">
          <table:table-cell office:value-type="string">
            <text:p>Działania niecelowe_x000D_</text:p>
          </table:table-cell>
          <table:table-cell table:style-name="ce48" table:number-columns-repeated="5"/>
          <table:table-cell table:style-name="ce55" table:number-columns-repeated="10"/>
          <table:table-cell table:number-columns-repeated="1008"/>
        </table:table-row>
        <table:table-row table:style-name="ro1">
          <table:table-cell/>
          <table:table-cell office:value-type="string">
            <text:p>Wypadki i zdarzenia losowe_x000D_</text:p>
          </table:table-cell>
          <table:table-cell table:style-name="ce48" table:number-columns-repeated="4"/>
          <table:table-cell table:style-name="ce55" table:number-columns-repeated="10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warie sprzętowe_x000D_</text:p>
          </table:table-cell>
          <table:table-cell table:style-name="ce51"/>
          <table:table-cell table:number-columns-repeated="2"/>
          <table:table-cell table:style-name="ce57" table:number-columns-repeated="10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waria łącza_x000D_</text:p>
          </table:table-cell>
          <table:table-cell table:style-name="ce51"/>
          <table:table-cell table:number-columns-repeated="2"/>
          <table:table-cell table:style-name="ce57" table:number-columns-repeated="10"/>
          <table:table-cell table:number-columns-repeated="1008"/>
        </table:table-row>
        <table:table-row table:style-name="ro1">
          <table:table-cell table:number-columns-repeated="2"/>
          <table:table-cell table:style-name="ce49" office:value-type="string">
            <text:p>Awarie oprogramowania_x000D_</text:p>
          </table:table-cell>
          <table:table-cell table:style-name="ce49" table:number-columns-repeated="3"/>
          <table:table-cell table:style-name="ce58" table:number-columns-repeated="10"/>
          <table:table-cell table:number-columns-repeated="1008"/>
        </table:table-row>
        <table:table-row table:style-name="ro1">
          <table:table-cell/>
          <table:table-cell office:value-type="string">
            <text:p>Czynnik ludzki_x000D_</text:p>
          </table:table-cell>
          <table:table-cell table:style-name="ce48" table:number-columns-repeated="4"/>
          <table:table-cell table:style-name="ce55" table:number-columns-repeated="10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aruszenie procedur_x000D_</text:p>
          </table:table-cell>
          <table:table-cell table:number-columns-repeated="3"/>
          <table:table-cell table:style-name="ce57" table:number-columns-repeated="2"/>
          <table:table-cell table:style-name="ce56"/>
          <table:table-cell table:style-name="ce57" table:number-columns-repeated="7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aniedbanie_x000D_</text:p>
          </table:table-cell>
          <table:table-cell table:number-columns-repeated="3"/>
          <table:table-cell table:style-name="ce57"/>
          <table:table-cell table:style-name="ce56" table:number-columns-repeated="2"/>
          <table:table-cell table:style-name="ce57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ce49" office:value-type="string">
            <text:p>Błędna konfiguracja urządzenia_x000D_</text:p>
          </table:table-cell>
          <table:table-cell table:style-name="ce49" table:number-columns-repeated="3"/>
          <table:table-cell table:style-name="ce58" table:number-columns-repeated="10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Brak wiedzy_x000D_</text:p>
          </table:table-cell>
          <table:table-cell table:number-columns-repeated="3"/>
          <table:table-cell table:style-name="ce57"/>
          <table:table-cell table:style-name="ce56" table:number-columns-repeated="2"/>
          <table:table-cell table:style-name="ce57" table:number-columns-repeated="7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aruszenie praw autorskich_x000D_</text:p>
          </table:table-cell>
          <table:table-cell table:number-columns-repeated="3"/>
          <table:table-cell table:style-name="ce57"/>
          <table:table-cell table:style-name="ce56" table:number-columns-repeated="2"/>
          <table:table-cell table:style-name="ce57" table:number-columns-repeated="7"/>
          <table:table-cell table:number-columns-repeated="1008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8000" number:language="pl" number:country="PL">
      <number:number number:min-integer-digits="1"/>
    </number:number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0P2" style:volatile="true" number:language="pl" number:country="PL">
      <number:text> -      </number:text>
    </number:number-style>
    <number:text-style style:name="N8120" number:language="pl" number:country="P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1P2" style:volatile="true" number:language="pl" number:country="PL">
      <number:text> - zł </number:text>
    </number:number-style>
    <number:text-style style:name="N8121" number:language="pl" number:country="P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22" number:language="pl" number:country="PL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3" number:language="pl" number:country="P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l" number:country="PL">
      <number:minutes number:style="long"/>
      <number:text>:</number:text>
      <number:seconds number:style="long"/>
    </number:time-style>
    <number:time-style style:name="N8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l" number:country="PL">
      <number:minutes number:style="long"/>
      <number:text>:</number:text>
      <number:seconds number:style="long" number:decimal-places="1"/>
    </number:time-style>
    <number:number-style style:name="N8127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Groty_20_strzałek_20_1" draw:display-name="Groty strzałek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3">23.02.2021</text:date>, <text:time>08:28:1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naliza_5f_ryzyka_5f_RODO" style:display-name="PageStyle_Analiza_ryzyka_ROD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utki_20_naruszeń_20_ochrony_20_danych" style:display-name="PageStyle_Skutki naruszeń ochrony danyc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powanie_20_zagrożeń_20_na_20_ZYXEL_20_ATP" style:display-name="PageStyle_Mapowanie zagrożeń na ZYXEL AT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3T08:28:13.98</dc:date>
    <dc:creator>Krzysztof Kowalski</dc:creator>
    <meta:document-statistic meta:table-count="3" meta:cell-count="370" meta:object-count="0"/>
    <meta:generator>OpenOffice/4.1.8$Win32 OpenOffice.org_project/418m3$Build-9803</meta:generator>
  </office:meta>
</office:document-meta>
</file>